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Droid Sans Mono" svg:font-family="'Droid Sans Mono', monospace"/>
    <style:font-face style:name="OpenSymbol" svg:font-family="OpenSymbol"/>
    <style:font-face style:name="Roboto" svg:font-family="Roboto, 'Helvetica Neue Light', 'Helvetica Neue', Helvetica, Arial, 'Lucida Grande'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/>
      <style:text-properties fo:color="#000000" style:font-name="Times New Roman" fo:font-size="16pt" fo:font-weight="normal" style:font-size-asian="16pt" style:font-weight-asian="normal" style:font-size-complex="16pt" style:font-weight-complex="normal"/>
    </style:style>
    <style:style style:name="P2" style:family="paragraph" style:parent-style-name="Text_20_body">
      <style:paragraph-properties fo:margin-left="0in" fo:margin-right="0in" fo:margin-top="0.1457in" fo:margin-bottom="0in" fo:line-height="200%" fo:orphans="2" fo:widows="2" fo:text-indent="0in" style:auto-text-indent="false"/>
    </style:style>
    <style:style style:name="P3" style:family="paragraph" style:parent-style-name="Text_20_body">
      <style:paragraph-properties fo:margin-left="0in" fo:margin-right="0in" fo:margin-top="0in" fo:margin-bottom="0in" fo:orphans="2" fo:widows="2" fo:text-indent="0in" style:auto-text-indent="false" fo:padding="0in" fo:border="none"/>
    </style:style>
    <style:style style:name="P4" style:family="paragraph" style:parent-style-name="Heading_20_4">
      <style:paragraph-properties fo:margin-left="0.0417in" fo:margin-right="0.0417in" fo:margin-top="0.0835in" fo:margin-bottom="0.0835in" fo:orphans="2" fo:widows="2" fo:text-indent="0in" style:auto-text-indent="false"/>
    </style:style>
    <style:style style:name="P5" style:family="paragraph" style:parent-style-name="Standard">
      <style:paragraph-properties style:line-height-at-least="0.198in"/>
      <style:text-properties fo:color="#d4d4d4" style:font-name="Consolas" fo:font-size="15pt" fo:font-weight="normal" fo:background-color="#1e1e1e" style:font-size-asian="15pt" style:font-size-complex="15pt"/>
    </style:style>
    <style:style style:name="P6" style:family="paragraph" style:parent-style-name="Standard">
      <style:paragraph-properties style:line-height-at-least="0.198in"/>
      <style:text-properties fo:color="#d4d4d4" fo:font-size="15pt" fo:background-color="#1e1e1e" style:font-size-asian="15pt" style:font-size-complex="15pt"/>
    </style:style>
    <style:style style:name="P7" style:family="paragraph" style:parent-style-name="Standard" style:list-style-name="L6">
      <style:paragraph-properties fo:margin-top="0in" fo:margin-bottom="0in"/>
      <style:text-properties fo:color="#000000" style:font-name="Times New Roman" fo:font-size="15pt" style:text-underline-style="solid" style:text-underline-width="auto" style:text-underline-color="font-color" fo:font-weight="normal" fo:background-color="#ffffff" style:font-size-asian="15pt" style:font-weight-asian="normal" style:font-size-complex="15pt" style:font-weight-complex="normal"/>
    </style:style>
    <style:style style:name="P8" style:family="paragraph" style:parent-style-name="Standard" style:list-style-name="L16">
      <style:paragraph-properties fo:margin-top="0in" fo:margin-bottom="0in"/>
      <style:text-properties fo:color="#d4d4d4" style:font-name="Consolas" fo:font-size="15pt" fo:font-weight="normal" fo:background-color="#1e1e1e" style:font-size-asian="15pt" style:font-size-complex="15pt"/>
    </style:style>
    <style:style style:name="P9" style:family="paragraph" style:parent-style-name="Heading_20_2">
      <style:paragraph-properties fo:margin-top="0in" fo:margin-bottom="0in"/>
      <style:text-properties fo:font-variant="normal" fo:text-transform="none" fo:color="#000000" style:font-name="Times New Roman" fo:font-size="15pt" fo:letter-spacing="normal" fo:font-style="normal" style:text-underline-style="none" fo:font-weight="normal" style:font-size-asian="15pt" style:font-weight-asian="normal" style:font-size-complex="15pt" style:font-weight-complex="normal"/>
    </style:style>
    <style:style style:name="P10" style:family="paragraph" style:parent-style-name="Heading_20_2">
      <style:paragraph-properties fo:margin-top="0in" fo:margin-bottom="0in"/>
      <style:text-properties fo:font-variant="normal" fo:text-transform="none" fo:color="#000000" style:text-line-through-style="none" style:font-name="Times New Roman" fo:font-size="15pt" fo:letter-spacing="normal" fo:font-style="normal" style:text-underline-style="none" fo:font-weight="normal" style:text-blinking="false" style:font-size-asian="15pt" style:font-weight-asian="normal" style:font-size-complex="15pt" style:font-weight-complex="normal"/>
    </style:style>
    <style:style style:name="P11" style:family="paragraph" style:parent-style-name="Text_20_body" style:list-style-name="L1">
      <style:paragraph-properties fo:margin-left="0in" fo:margin-right="0in" fo:margin-top="0in" fo:margin-bottom="0in" fo:orphans="2" fo:widows="2" fo:text-indent="0in" style:auto-text-indent="false" fo:padding="0in" fo:border="none"/>
    </style:style>
    <style:style style:name="P12" style:family="paragraph" style:parent-style-name="Text_20_body" style:list-style-name="L2">
      <style:paragraph-properties fo:margin-left="0in" fo:margin-right="0in" fo:margin-top="0in" fo:margin-bottom="0in" fo:orphans="2" fo:widows="2" fo:text-indent="0in" style:auto-text-indent="false" fo:padding="0in" fo:border="none"/>
    </style:style>
    <style:style style:name="P13" style:family="paragraph" style:parent-style-name="Text_20_body">
      <style:paragraph-properties fo:margin-left="0in" fo:margin-right="0in" fo:margin-top="0in" fo:margin-bottom="0in" fo:orphans="2" fo:widows="2" fo:text-indent="0in" style:auto-text-indent="false" fo:padding="0in" fo:border="none"/>
      <style:text-properties fo:font-variant="normal" fo:text-transform="none" fo:color="#000000" style:font-name="Times New Roman" fo:font-size="15pt" fo:letter-spacing="normal" fo:font-style="normal" fo:font-weight="normal" style:font-size-asian="15pt" style:font-weight-asian="normal" style:font-size-complex="15pt" style:font-weight-complex="normal"/>
    </style:style>
    <style:style style:name="P14" style:family="paragraph" style:parent-style-name="Text_20_body" style:list-style-name="L1">
      <style:paragraph-properties fo:margin-left="0in" fo:margin-right="0in" fo:margin-top="0in" fo:margin-bottom="0in" fo:orphans="2" fo:widows="2" fo:text-indent="0in" style:auto-text-indent="false" fo:padding="0in" fo:border="none"/>
      <style:text-properties fo:font-variant="normal" fo:text-transform="none" fo:color="#000000" style:font-name="Times New Roman" fo:font-size="15pt" fo:letter-spacing="normal" fo:font-style="normal" fo:font-weight="normal" style:font-size-asian="15pt" style:font-weight-asian="normal" style:font-size-complex="15pt" style:font-weight-complex="normal"/>
    </style:style>
    <style:style style:name="P15" style:family="paragraph" style:parent-style-name="Text_20_body" style:list-style-name="L2">
      <style:paragraph-properties fo:margin-left="0in" fo:margin-right="0in" fo:margin-top="0in" fo:margin-bottom="0in" fo:orphans="2" fo:widows="2" fo:text-indent="0in" style:auto-text-indent="false" fo:padding="0in" fo:border="none"/>
      <style:text-properties fo:color="#000000" style:font-name="Times New Roman" fo:font-size="15pt" fo:font-weight="normal" style:font-size-asian="15pt" style:font-weight-asian="normal" style:font-size-complex="15pt" style:font-weight-complex="normal"/>
    </style:style>
    <style:style style:name="P16" style:family="paragraph" style:parent-style-name="Text_20_body" style:list-style-name="L10">
      <style:paragraph-properties fo:margin-left="0in" fo:margin-right="0in" fo:margin-top="0in" fo:margin-bottom="0in" fo:line-height="200%" fo:orphans="2" fo:widows="2" fo:text-indent="0in" style:auto-text-indent="false" fo:padding="0in" fo:border="none"/>
    </style:style>
    <style:style style:name="P17" style:family="paragraph" style:parent-style-name="Text_20_body" style:list-style-name="L9">
      <style:paragraph-properties fo:margin-top="0in" fo:margin-bottom="0in"/>
      <style:text-properties fo:color="#000000" style:font-name="Times New Roman" fo:font-size="16pt" fo:font-weight="normal" style:font-size-asian="16pt" style:font-weight-asian="normal" style:font-size-complex="16pt" style:font-weight-complex="normal"/>
    </style:style>
    <style:style style:name="P18" style:family="paragraph" style:parent-style-name="Text_20_body" style:list-style-name="L12">
      <style:paragraph-properties fo:margin-top="0in" fo:margin-bottom="0in"/>
      <style:text-properties fo:color="#000000" style:font-name="Times New Roman" fo:font-size="16pt" fo:font-weight="normal" style:font-size-asian="16pt" style:font-weight-asian="normal" style:font-size-complex="16pt" style:font-weight-complex="normal"/>
    </style:style>
    <style:style style:name="P19" style:family="paragraph" style:parent-style-name="Text_20_body">
      <style:paragraph-properties fo:margin-top="0in" fo:margin-bottom="0in"/>
      <style:text-properties fo:color="#000000" style:font-name="Times New Roman" fo:font-size="15pt" fo:font-weight="normal" style:font-size-asian="15pt" style:font-weight-asian="normal" style:font-size-complex="15pt" style:font-weight-complex="normal"/>
    </style:style>
    <style:style style:name="P20" style:family="paragraph" style:parent-style-name="Text_20_body" style:list-style-name="L3">
      <style:paragraph-properties fo:margin-top="0in" fo:margin-bottom="0in"/>
      <style:text-properties fo:color="#000000" style:font-name="Times New Roman" fo:font-size="15pt" fo:font-weight="normal" style:font-size-asian="15pt" style:font-weight-asian="normal" style:font-size-complex="15pt" style:font-weight-complex="normal"/>
    </style:style>
    <style:style style:name="P21" style:family="paragraph" style:parent-style-name="Text_20_body" style:list-style-name="L4">
      <style:paragraph-properties fo:margin-top="0in" fo:margin-bottom="0in"/>
      <style:text-properties fo:color="#000000" style:font-name="Times New Roman" fo:font-size="15pt" fo:font-weight="normal" style:font-size-asian="15pt" style:font-weight-asian="normal" style:font-size-complex="15pt" style:font-weight-complex="normal"/>
    </style:style>
    <style:style style:name="P22" style:family="paragraph" style:parent-style-name="Text_20_body" style:list-style-name="L5">
      <style:paragraph-properties fo:margin-top="0in" fo:margin-bottom="0in"/>
      <style:text-properties fo:color="#000000" style:font-name="Times New Roman" fo:font-size="15pt" fo:font-weight="normal" style:font-size-asian="15pt" style:font-weight-asian="normal" style:font-size-complex="15pt" style:font-weight-complex="normal"/>
    </style:style>
    <style:style style:name="P23" style:family="paragraph" style:parent-style-name="Text_20_body" style:list-style-name="L6">
      <style:paragraph-properties fo:margin-top="0in" fo:margin-bottom="0in"/>
      <style:text-properties fo:color="#000000" style:font-name="Times New Roman" fo:font-size="15pt" fo:font-weight="normal" style:font-size-asian="15pt" style:font-weight-asian="normal" style:font-size-complex="15pt" style:font-weight-complex="normal"/>
    </style:style>
    <style:style style:name="P24" style:family="paragraph" style:parent-style-name="Text_20_body" style:list-style-name="L7">
      <style:paragraph-properties fo:margin-top="0in" fo:margin-bottom="0in"/>
      <style:text-properties fo:color="#000000" style:font-name="Times New Roman" fo:font-size="15pt" fo:font-weight="normal" style:font-size-asian="15pt" style:font-weight-asian="normal" style:font-size-complex="15pt" style:font-weight-complex="normal"/>
    </style:style>
    <style:style style:name="P25" style:family="paragraph" style:parent-style-name="Text_20_body" style:list-style-name="L8">
      <style:paragraph-properties fo:margin-top="0in" fo:margin-bottom="0in"/>
      <style:text-properties fo:color="#000000" style:font-name="Times New Roman" fo:font-size="15pt" fo:font-weight="normal" style:font-size-asian="15pt" style:font-weight-asian="normal" style:font-size-complex="15pt" style:font-weight-complex="normal"/>
    </style:style>
    <style:style style:name="P26" style:family="paragraph" style:parent-style-name="Text_20_body" style:list-style-name="L9">
      <style:paragraph-properties fo:margin-top="0in" fo:margin-bottom="0in"/>
      <style:text-properties fo:color="#000000" style:font-name="Times New Roman" fo:font-size="15pt" fo:font-weight="normal" style:font-size-asian="15pt" style:font-weight-asian="normal" style:font-size-complex="15pt" style:font-weight-complex="normal"/>
    </style:style>
    <style:style style:name="P27" style:family="paragraph" style:parent-style-name="Text_20_body" style:list-style-name="L11">
      <style:paragraph-properties fo:margin-top="0in" fo:margin-bottom="0in"/>
      <style:text-properties fo:color="#000000" style:font-name="Times New Roman" fo:font-size="15pt" fo:font-weight="normal" style:font-size-asian="15pt" style:font-weight-asian="normal" style:font-size-complex="15pt" style:font-weight-complex="normal"/>
    </style:style>
    <style:style style:name="P28" style:family="paragraph" style:parent-style-name="Text_20_body" style:list-style-name="L14">
      <style:paragraph-properties fo:margin-top="0in" fo:margin-bottom="0in"/>
      <style:text-properties fo:color="#000000" style:font-name="Times New Roman" fo:font-size="15pt" fo:font-weight="normal" style:font-size-asian="15pt" style:font-weight-asian="normal" style:font-size-complex="15pt" style:font-weight-complex="normal"/>
    </style:style>
    <style:style style:name="P29" style:family="paragraph" style:parent-style-name="Text_20_body" style:list-style-name="L6">
      <style:paragraph-properties fo:margin-top="0in" fo:margin-bottom="0in"/>
      <style:text-properties fo:color="#000000" style:font-name="Times New Roman" fo:font-size="15pt" fo:font-weight="normal" fo:background-color="#ffffff" style:font-size-asian="15pt" style:font-weight-asian="normal" style:font-size-complex="15pt" style:font-weight-complex="normal"/>
    </style:style>
    <style:style style:name="P30" style:family="paragraph" style:parent-style-name="Text_20_body" style:list-style-name="L6">
      <style:paragraph-properties fo:margin-top="0in" fo:margin-bottom="0in"/>
      <style:text-properties fo:color="#000000" style:font-name="Times New Roman"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P31" style:family="paragraph" style:parent-style-name="Text_20_body" style:list-style-name="L6">
      <style:paragraph-properties fo:margin-top="0in" fo:margin-bottom="0in"/>
      <style:text-properties fo:color="#000000" style:font-name="Times New Roman" fo:font-size="15pt" style:text-underline-style="solid" style:text-underline-width="auto" style:text-underline-color="font-color" fo:font-weight="normal" fo:background-color="#ffffff" style:font-size-asian="15pt" style:font-weight-asian="normal" style:font-size-complex="15pt" style:font-weight-complex="normal"/>
    </style:style>
    <style:style style:name="P32" style:family="paragraph" style:parent-style-name="Text_20_body" style:list-style-name="L6">
      <style:paragraph-properties fo:margin-top="0in" fo:margin-bottom="0in"/>
      <style:text-properties fo:color="#000000" style:font-name="Times New Roman" fo:font-size="15pt" style:text-underline-style="none" fo:font-weight="normal" style:font-size-asian="15pt" style:font-weight-asian="normal" style:font-size-complex="15pt" style:font-weight-complex="normal"/>
    </style:style>
    <style:style style:name="P33" style:family="paragraph" style:parent-style-name="Text_20_body">
      <style:paragraph-properties fo:margin-top="0in" fo:margin-bottom="0in"/>
      <style:text-properties fo:font-variant="normal" fo:text-transform="none" fo:color="#000000" style:font-name="Times New Roman" fo:font-size="15pt" fo:letter-spacing="normal" fo:font-style="normal" fo:font-weight="normal" style:font-size-asian="15pt" style:font-weight-asian="normal" style:font-size-complex="15pt" style:font-weight-complex="normal"/>
    </style:style>
    <style:style style:name="P34" style:family="paragraph" style:parent-style-name="Text_20_body" style:list-style-name="L8">
      <style:paragraph-properties fo:margin-top="0in" fo:margin-bottom="0in"/>
      <style:text-properties fo:font-variant="normal" fo:text-transform="none" fo:color="#000000" style:font-name="Times New Roman" fo:font-size="15pt" fo:letter-spacing="normal" fo:font-style="normal" fo:font-weight="normal" style:font-size-asian="15pt" style:font-weight-asian="normal" style:font-size-complex="15pt" style:font-weight-complex="normal"/>
    </style:style>
    <style:style style:name="P35" style:family="paragraph" style:parent-style-name="Text_20_body" style:list-style-name="L13">
      <style:paragraph-properties fo:margin-top="0in" fo:margin-bottom="0in"/>
      <style:text-properties fo:font-variant="normal" fo:text-transform="none" fo:color="#000000" style:font-name="Times New Roman" fo:font-size="15pt" fo:letter-spacing="normal" fo:font-style="normal" fo:font-weight="normal" style:font-size-asian="15pt" style:font-weight-asian="normal" style:font-size-complex="15pt" style:font-weight-complex="normal"/>
    </style:style>
    <style:style style:name="P36" style:family="paragraph" style:parent-style-name="Text_20_body" style:list-style-name="L14">
      <style:paragraph-properties fo:margin-top="0in" fo:margin-bottom="0in"/>
      <style:text-properties fo:font-variant="normal" fo:text-transform="none" fo:color="#000000" style:font-name="Times New Roman" fo:font-size="15pt" fo:letter-spacing="normal" fo:font-style="normal" fo:font-weight="normal" style:font-size-asian="15pt" style:font-weight-asian="normal" style:font-size-complex="15pt" style:font-weight-complex="normal"/>
    </style:style>
    <style:style style:name="P37" style:family="paragraph" style:parent-style-name="Text_20_body" style:list-style-name="L8">
      <style:paragraph-properties fo:margin-top="0in" fo:margin-bottom="0in"/>
    </style:style>
    <style:style style:name="P38" style:family="paragraph" style:parent-style-name="Text_20_body" style:list-style-name="L13">
      <style:paragraph-properties fo:margin-top="0in" fo:margin-bottom="0in"/>
    </style:style>
    <style:style style:name="P39" style:family="paragraph" style:parent-style-name="Text_20_body" style:list-style-name="L14">
      <style:paragraph-properties fo:margin-top="0in" fo:margin-bottom="0in"/>
    </style:style>
    <style:style style:name="P40" style:family="paragraph" style:parent-style-name="Text_20_body" style:list-style-name="L16">
      <style:paragraph-properties fo:margin-top="0in" fo:margin-bottom="0in"/>
    </style:style>
    <style:style style:name="P41" style:family="paragraph" style:parent-style-name="Text_20_body">
      <style:paragraph-properties fo:margin-top="0in" fo:margin-bottom="0in"/>
      <style:text-properties fo:font-size="15pt" style:font-size-asian="15pt" style:font-size-complex="15pt"/>
    </style:style>
    <style:style style:name="P42" style:family="paragraph" style:parent-style-name="Text_20_body" style:list-style-name="L16">
      <style:paragraph-properties fo:margin-top="0in" fo:margin-bottom="0in"/>
      <style:text-properties fo:font-size="15pt" style:font-size-asian="15pt" style:font-size-complex="15pt"/>
    </style:style>
    <style:style style:name="P43" style:family="paragraph" style:parent-style-name="Text_20_body" style:list-style-name="L17">
      <style:paragraph-properties fo:margin-top="0in" fo:margin-bottom="0in"/>
      <style:text-properties fo:font-size="15pt" style:font-size-asian="15pt" style:font-size-complex="15pt"/>
    </style:style>
    <style:style style:name="P44" style:family="paragraph" style:parent-style-name="Text_20_body" style:list-style-name="L18">
      <style:paragraph-properties fo:margin-top="0in" fo:margin-bottom="0in"/>
      <style:text-properties fo:font-size="15pt" style:font-size-asian="15pt" style:font-size-complex="15pt"/>
    </style:style>
    <style:style style:name="P45" style:family="paragraph" style:parent-style-name="Text_20_body" style:list-style-name="L15">
      <style:paragraph-properties fo:margin-top="0in" fo:margin-bottom="0in" fo:line-height="200%" fo:orphans="2" fo:widows="2" fo:padding="0in" fo:border="none"/>
      <style:text-properties fo:font-variant="normal" fo:text-transform="none" fo:color="#000000" style:font-name="Times New Roman" fo:font-size="15pt" fo:font-style="normal" fo:font-weight="normal" style:font-size-asian="15pt" style:font-weight-asian="normal" style:font-size-complex="15pt" style:font-weight-complex="normal"/>
    </style:style>
    <style:style style:name="P46" style:family="paragraph" style:parent-style-name="Text_20_body" style:list-style-name="L6">
      <style:paragraph-properties fo:margin-top="0in" fo:margin-bottom="0in" fo:background-color="#ffffff">
        <style:background-image/>
      </style:paragraph-properties>
      <style:text-properties fo:color="#000000" style:font-name="Times New Roman" fo:font-size="15pt" fo:font-weight="normal"/>
    </style:style>
    <style:style style:name="T1" style:family="text">
      <style:text-properties fo:font-variant="normal" fo:text-transform="none" fo:color="#000000" style:text-line-through-style="none" style:font-name="Times New Roman" fo:font-size="15pt" fo:letter-spacing="normal" fo:font-style="normal" style:text-underline-style="none" fo:font-weight="normal" style:text-blinking="false" style:font-size-asian="15pt" style:font-weight-asian="normal" style:font-size-complex="15pt" style:font-weight-complex="normal"/>
    </style:style>
    <style:style style:name="T2" style:family="text">
      <style:text-properties fo:font-variant="normal" fo:text-transform="none" fo:color="#000000" style:font-name="Times New Roman" fo:font-size="15pt" fo:letter-spacing="normal" fo:font-style="normal" fo:font-weight="normal" style:font-size-asian="15pt" style:font-weight-asian="normal" style:font-size-complex="15pt" style:font-weight-complex="normal"/>
    </style:style>
    <style:style style:name="T3" style:family="text">
      <style:text-properties fo:font-variant="normal" fo:text-transform="none" fo:color="#000000" style:font-name="Times New Roman" fo:font-size="15pt" fo:letter-spacing="normal" fo:font-style="normal" fo:font-weight="normal" fo:background-color="#f5f2f0" style:font-size-asian="15pt" style:font-weight-asian="normal" style:font-size-complex="15pt" style:font-weight-complex="normal"/>
    </style:style>
    <style:style style:name="T4" style:family="text">
      <style:text-properties fo:font-variant="normal" fo:text-transform="none" fo:color="#000000" style:font-name="Times New Roman" fo:font-size="15pt" fo:letter-spacing="normal" fo:font-weight="normal" style:font-size-asian="15pt" style:font-weight-asian="normal" style:font-size-complex="15pt" style:font-weight-complex="normal"/>
    </style:style>
    <style:style style:name="T5" style:family="text">
      <style:text-properties fo:font-variant="normal" fo:text-transform="none" fo:color="#000000" style:font-name="Times New Roman" fo:font-size="15pt" fo:font-style="normal" fo:font-weight="normal" style:font-size-asian="15pt" style:font-weight-asian="normal" style:font-size-complex="15pt" style:font-weight-complex="normal"/>
    </style:style>
    <style:style style:name="T6" style:family="text">
      <style:text-properties fo:font-variant="normal" fo:text-transform="none" style:text-line-through-style="none" style:font-name="Times New Roman" fo:font-size="15pt" fo:letter-spacing="normal" fo:font-style="normal" style:text-underline-style="none" style:text-blinking="false" style:font-size-asian="15pt" style:font-size-complex="15pt"/>
    </style:style>
    <style:style style:name="T7" style:family="text">
      <style:text-properties fo:font-variant="normal" fo:text-transform="none" style:text-line-through-style="none" fo:letter-spacing="normal" fo:font-style="normal" style:text-underline-style="none" style:text-blinking="false"/>
    </style:style>
    <style:style style:name="T8" style:family="text">
      <style:text-properties fo:font-variant="normal" fo:text-transform="none" fo:letter-spacing="normal" fo:font-style="normal"/>
    </style:style>
    <style:style style:name="T9" style:family="text">
      <style:text-properties fo:font-variant="normal" fo:text-transform="none" fo:color="#444444" style:font-name="Droid Sans Mono" fo:font-size="15pt" fo:letter-spacing="normal" fo:font-style="normal" fo:font-weight="normal" style:font-size-asian="15pt" style:font-size-complex="15pt"/>
    </style:style>
    <style:style style:name="T10" style:family="text">
      <style:text-properties fo:font-variant="normal" fo:text-transform="none" fo:color="#444444" style:font-name="Droid Sans Mono" fo:font-size="15pt" fo:font-style="normal" fo:font-weight="normal" style:font-size-asian="15pt" style:font-size-complex="15pt"/>
    </style:style>
    <style:style style:name="T11" style:family="text">
      <style:text-properties fo:font-variant="normal" fo:text-transform="none" fo:color="#444444" style:font-name="Roboto" fo:font-size="15pt" fo:letter-spacing="normal" fo:font-style="normal" fo:font-weight="normal" style:font-size-asian="15pt" style:font-size-complex="15pt"/>
    </style:style>
    <style:style style:name="T12" style:family="text">
      <style:text-properties fo:font-variant="normal" fo:text-transform="none" fo:color="#444444" style:font-name="Roboto" fo:font-size="15pt" fo:letter-spacing="normal" fo:font-style="normal" fo:font-weight="bold" style:font-size-asian="15pt" style:font-size-complex="15pt"/>
    </style:style>
    <style:style style:name="T13" style:family="text">
      <style:text-properties fo:font-variant="normal" fo:text-transform="none" fo:color="#444444" style:font-name="Roboto" fo:font-size="15pt" fo:letter-spacing="normal" fo:font-weight="normal" style:font-size-asian="15pt" style:font-size-complex="15pt"/>
    </style:style>
    <style:style style:name="T14" style:family="text">
      <style:text-properties fo:font-variant="normal" fo:text-transform="none" fo:color="#444444" style:font-name="Roboto" fo:font-size="15pt" fo:font-style="normal" fo:font-weight="normal" style:font-size-asian="15pt" style:font-size-complex="15pt"/>
    </style:style>
    <style:style style:name="T15" style:family="text">
      <style:text-properties fo:font-variant="normal" fo:text-transform="none" fo:color="#444444" style:text-line-through-style="none" style:font-name="Droid Sans Mono" fo:font-size="15pt" fo:font-style="normal" style:text-underline-style="none" fo:font-weight="normal" style:text-blinking="false" style:font-size-asian="15pt" style:font-size-complex="15pt"/>
    </style:style>
    <style:style style:name="T16" style:family="text">
      <style:text-properties fo:font-variant="normal" fo:text-transform="none" fo:color="#444444" style:text-line-through-style="none" style:font-name="Droid Sans Mono" fo:font-size="15pt" fo:letter-spacing="normal" fo:font-style="normal" style:text-underline-style="none" fo:font-weight="normal" style:text-blinking="false" style:font-size-asian="15pt" style:font-size-complex="15pt"/>
    </style:style>
    <style:style style:name="T17" style:family="text">
      <style:text-properties fo:font-variant="normal" fo:text-transform="none" fo:color="#444444" fo:font-size="15pt" fo:letter-spacing="normal" fo:font-style="normal" style:font-size-asian="15pt" style:font-size-complex="15pt"/>
    </style:style>
    <style:style style:name="T18" style:family="text">
      <style:text-properties fo:font-variant="normal" fo:text-transform="none" fo:color="#444444" fo:font-size="15pt" fo:letter-spacing="normal" style:font-size-asian="15pt" style:font-size-complex="15pt"/>
    </style:style>
    <style:style style:name="T19" style:family="text">
      <style:text-properties fo:font-variant="normal" fo:text-transform="none" fo:color="#6e6e6e" style:text-line-through-style="none" style:font-name="Roboto" fo:font-size="15pt" fo:letter-spacing="normal" fo:font-style="normal" style:text-underline-style="none" fo:font-weight="normal" style:text-blinking="false" style:font-size-asian="15pt" style:font-size-complex="15pt"/>
    </style:style>
    <style:style style:name="T20" style:family="text">
      <style:text-properties fo:font-variant="normal" fo:text-transform="none" style:font-name="Times New Roman" fo:font-size="15pt" fo:letter-spacing="normal" fo:font-style="normal" fo:background-color="#f5f2f0" style:font-size-asian="15pt" style:font-size-complex="15pt"/>
    </style:style>
    <style:style style:name="T21" style:family="text">
      <style:text-properties fo:font-variant="normal" fo:text-transform="none" style:font-name="Times New Roman" fo:font-size="15pt" fo:letter-spacing="normal" fo:font-style="normal" style:font-size-asian="15pt" style:font-size-complex="15pt"/>
    </style:style>
    <style:style style:name="T22" style:family="text">
      <style:text-properties fo:font-variant="normal" fo:text-transform="none" style:font-name="Times New Roman" fo:font-size="15pt" fo:letter-spacing="normal" fo:font-style="normal" style:text-underline-style="solid" style:text-underline-width="auto" style:text-underline-color="font-color" style:font-size-asian="15pt" style:font-size-complex="15pt"/>
    </style:style>
    <style:style style:name="T23" style:family="text">
      <style:text-properties fo:font-variant="normal" fo:text-transform="none" fo:color="#333333" style:font-name="Roboto" fo:font-size="15pt" fo:letter-spacing="normal" fo:font-style="normal" fo:font-weight="normal" style:font-size-asian="15pt" style:font-size-complex="15pt"/>
    </style:style>
    <style:style style:name="T24" style:family="text">
      <style:text-properties fo:font-variant="normal" fo:text-transform="none" fo:color="#1976d2" style:text-line-through-style="none" style:font-name="Roboto" fo:font-size="15pt" fo:font-style="normal" style:text-underline-style="none" fo:font-weight="normal" style:text-blinking="false" style:font-size-asian="15pt" style:font-size-complex="15pt"/>
    </style:style>
    <style:style style:name="T25" style:family="text">
      <style:text-properties fo:font-variant="normal" fo:text-transform="none" fo:color="#1976d2" style:text-line-through-style="none" style:font-name="Roboto" fo:font-size="15pt" fo:letter-spacing="normal" fo:font-style="normal" style:text-underline-style="none" fo:font-weight="normal" style:text-blinking="false" style:font-size-asian="15pt" style:font-size-complex="15pt"/>
    </style:style>
    <style:style style:name="T26" style:family="text">
      <style:text-properties fo:font-variant="normal" fo:text-transform="none" fo:color="#000088" style:font-name="Droid Sans Mono" fo:font-size="15pt" fo:letter-spacing="normal" fo:font-style="normal" fo:font-weight="normal" style:font-size-asian="15pt" style:font-size-complex="15pt"/>
    </style:style>
    <style:style style:name="T27" style:family="text">
      <style:text-properties fo:font-variant="normal" fo:text-transform="none" fo:color="#000088" style:font-name="Droid Sans Mono" fo:font-size="15pt" fo:font-style="normal" style:text-underline-style="solid" style:text-underline-width="auto" style:text-underline-color="font-color" fo:font-weight="normal" style:font-size-asian="15pt" style:font-size-complex="15pt"/>
    </style:style>
    <style:style style:name="T28" style:family="text">
      <style:text-properties fo:font-variant="normal" fo:text-transform="none" fo:color="#000088" style:text-line-through-style="none" style:font-name="Droid Sans Mono" fo:font-size="15pt" fo:font-style="normal" style:text-underline-style="none" fo:font-weight="normal" style:text-blinking="false" style:font-size-asian="15pt" style:font-size-complex="15pt"/>
    </style:style>
    <style:style style:name="T29" style:family="text">
      <style:text-properties fo:font-variant="normal" fo:text-transform="none" fo:font-size="15pt" fo:letter-spacing="normal" fo:font-style="normal" style:font-size-asian="15pt" style:font-size-complex="15pt"/>
    </style:style>
    <style:style style:name="T30" style:family="text">
      <style:text-properties fo:font-variant="normal" fo:text-transform="none" fo:font-size="15pt" fo:letter-spacing="normal" fo:font-style="normal" fo:font-weight="normal" style:font-size-asian="15pt" style:font-weight-asian="normal" style:font-size-complex="15pt" style:font-weight-complex="normal"/>
    </style:style>
    <style:style style:name="T31" style:family="text">
      <style:text-properties fo:font-variant="normal" fo:text-transform="none" fo:font-size="15pt" fo:letter-spacing="normal" style:font-size-asian="15pt" style:font-size-complex="15pt"/>
    </style:style>
    <style:style style:name="T32" style:family="text">
      <style:text-properties fo:font-variant="normal" fo:text-transform="none" fo:font-size="15pt" fo:font-style="normal" style:font-size-asian="15pt" style:font-size-complex="15pt"/>
    </style:style>
    <style:style style:name="T33" style:family="text">
      <style:text-properties style:text-underline-style="solid" style:text-underline-width="auto" style:text-underline-color="font-color"/>
    </style:style>
    <style:style style:name="T34" style:family="text">
      <style:text-properties style:text-position="super 58%"/>
    </style:style>
    <style:style style:name="T35" style:family="text">
      <style:text-properties style:text-underline-style="none"/>
    </style:style>
    <style:style style:name="T36" style:family="text">
      <style:text-properties fo:color="#000000" style:font-name="Times New Roman" fo:font-size="15pt" fo:font-weight="normal" style:font-size-asian="15pt" style:font-weight-asian="normal" style:font-size-complex="15pt" style:font-weight-complex="normal"/>
    </style:style>
    <style:style style:name="T37" style:family="text">
      <style:text-properties fo:color="#000000" style:font-name="Times New Roman" fo:font-size="15pt" fo:letter-spacing="normal" fo:font-weight="normal" style:font-size-asian="15pt" style:font-weight-asian="normal" style:font-size-complex="15pt" style:font-weight-complex="normal"/>
    </style:style>
    <style:style style:name="T38" style:family="text">
      <style:text-properties fo:color="#9cdcfe" style:font-name="Consolas" fo:font-weight="normal"/>
    </style:style>
    <style:style style:name="T39" style:family="text">
      <style:text-properties fo:color="#ce9178" style:font-name="Consolas" fo:font-size="10.5pt" fo:background-color="#1e1e1e"/>
    </style:style>
    <style:style style:name="T40" style:family="text">
      <style:text-properties fo:color="#ce9178" style:font-name="Consolas" fo:font-weight="normal"/>
    </style:style>
    <style:style style:name="T41" style:family="text">
      <style:text-properties fo:color="#444444" style:font-name="Roboto" fo:font-size="15pt" fo:letter-spacing="normal" fo:font-weight="normal" style:font-size-asian="15pt" style:font-size-complex="15pt"/>
    </style:style>
    <style:style style:name="T42" style:family="text">
      <style:text-properties fo:color="#808080"/>
    </style:style>
    <style:style style:name="T43" style:family="text">
      <style:text-properties fo:color="#808080" style:font-name="Consolas" fo:font-weight="normal"/>
    </style:style>
    <style:style style:name="T44" style:family="text">
      <style:text-properties fo:color="#569cd6"/>
    </style:style>
    <style:style style:name="T45" style:family="text">
      <style:text-properties fo:color="#569cd6" style:font-name="Consolas" fo:font-weight="normal"/>
    </style:style>
    <style:style style:name="T46" style:family="text">
      <style:text-properties style:font-name="Consolas" fo:font-size="10.5pt" fo:background-color="#ffffff"/>
    </style:style>
    <style:style style:name="T47" style:family="text">
      <style:text-properties style:font-name="Consolas" fo:font-weight="normal"/>
    </style:style>
    <style:style style:name="T48" style:family="text">
      <style:text-properties style:font-name="Consolas" fo:background-color="#ffffff" style:font-size-asian="15pt" style:font-size-complex="15pt"/>
    </style:style>
    <style:style style:name="T49" style:family="text">
      <style:text-properties fo:font-size="15pt" style:font-size-asian="15pt" style:font-size-complex="15pt"/>
    </style:style>
    <style:style style:name="T50" style:family="text">
      <style:text-properties fo:font-size="15pt" fo:letter-spacing="normal" style:font-size-asian="15pt" style:font-size-complex="15pt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color="#ff3333"/>
    </style:style>
    <style:style style:name="T53" style:family="text">
      <style:text-properties style:font-size-asian="15pt" style:font-weight-asian="normal" style:font-size-complex="15pt" style:font-weight-complex="normal"/>
    </style:style>
    <style:style style:name="T54" style:family="text">
      <style:text-properties fo:color="#ffffff" style:font-size-asian="15pt" style:font-weight-asian="normal" style:font-size-complex="15pt" style:font-weight-complex="normal"/>
    </style:style>
    <style:style style:name="T55" style:family="text">
      <style:text-properties fo:color="#ffffff" style:font-name="Consolas" fo:font-size="10.5pt" fo:background-color="#1e1e1e"/>
    </style:style>
    <style:style style:name="T56" style:family="text">
      <style:text-properties fo:color="#ffffff" style:font-name="Consolas" fo:font-size="10.5pt" fo:background-color="#ffffff"/>
    </style:style>
    <style:style style:name="T57" style:family="text">
      <style:text-properties fo:color="#ffffff" fo:background-color="#ffffff" style:font-size-asian="15pt" style:font-weight-asian="normal" style:font-size-complex="15pt" style:font-weight-complex="normal"/>
    </style:style>
    <style:style style:name="T58" style:family="text">
      <style:text-properties fo:background-color="#ffffff" style:font-size-asian="15pt" style:font-weight-asian="normal" style:font-size-complex="15pt" style:font-weight-complex="normal"/>
    </style:style>
    <style:style style:name="T59" style:family="text">
      <style:text-properties style:font-name="Times New Roman" fo:background-color="#ffffff" style:font-size-asian="15pt" style:font-size-complex="15pt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9819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Lecture 32</text:p>
      <text:p text:style-name="P19">Browser Environemtn</text:p>
      <text:p text:style-name="P1"><text:span text:style-name="T29">There’s a “root” object called </text:span><text:span text:style-name="Source_20_Text"><text:span text:style-name="T20">window</text:span></text:span><text:span text:style-name="T29">. It has two roles:</text:span></text:p>
      <text:list xml:id="list5879038668893405893" text:style-name="L1">
        <text:list-item>
          <text:p text:style-name="P11"><text:span text:style-name="T2">First, it is a global object for JavaScript code, as described in the chapter </text:span><text:a xlink:type="simple" xlink:href="https://javascript.info/global-object" text:style-name="Internet_20_link" text:visited-style-name="Visited_20_Internet_20_Link"><text:span text:style-name="T1">Global object</text:span></text:a><text:span text:style-name="T2">.</text:span></text:p>
        </text:list-item>
        <text:list-item>
          <text:p text:style-name="P14">Second, it represents the “browser window” and provides methods to control it.</text:p>
        </text:list-item>
      </text:list>
      <text:p text:style-name="P13">DOM tree</text:p>
      <text:h text:style-name="P9" text:outline-level="2">DOM (Document Object Model)</text:h>
      <text:p text:style-name="P13">Document Object Model, or DOM for short, represents all page content as objects that can be modified.</text:p>
      <text:p text:style-name="P13">Use DOM to add/delete content on a HTML document</text:p>
      <text:p text:style-name="P13">document: web page</text:p>
      <text:p text:style-name="P13">every element is an object</text:p>
      <text:p text:style-name="P13">objects are all nodes, text insides are nodes too</text:p>
      <text:p text:style-name="P13"/>
      <text:p text:style-name="P13"/>
      <text:p text:style-name="P3"><text:span text:style-name="T2">The </text:span><text:span text:style-name="Source_20_Text"><text:span text:style-name="T3">document </text:span></text:span><text:span text:style-name="T2">object is the main “entry point” to the page. We can change or create anything on the page using it.</text:span></text:p>
      <text:h text:style-name="P10" text:outline-level="2">BOM (Browser Object Model)</text:h>
      <text:p text:style-name="P13">The Browser Object Model (BOM) represents additional objects provided by the browser (host environment) for working with everything except the document.</text:p>
      <text:p text:style-name="P13">For instance:</text:p>
      <text:list xml:id="list1131898458058996124" text:style-name="L2">
        <text:list-item>
          <text:p text:style-name="P12"><text:span text:style-name="T2">The </text:span><text:span text:style-name="T1">navigator </text:span><text:span text:style-name="T2">object provides background information about the browser and the operating system. There are many properties, but the two most widely known are: </text:span><text:span text:style-name="Source_20_Text"><text:span text:style-name="T3">navigator.userAgent </text:span></text:span><text:span text:style-name="T2">– about the current browser, and </text:span><text:span text:style-name="Source_20_Text"><text:span text:style-name="T3">navigator.platform </text:span></text:span><text:span text:style-name="T2">– about the platform (can help to differ between Windows/Linux/Mac etc).</text:span></text:p>
        </text:list-item>
        <text:list-item>
          <text:p text:style-name="P15"><text:span text:style-name="T8">The </text:span><text:span text:style-name="T7">location </text:span><text:span text:style-name="T8">object allows us to read the current URL and can redirect the browser to a new one.</text:span></text:p>
        </text:list-item>
      </text:list>
      <text:p text:style-name="P19"/>
      <text:p text:style-name="P19"/>
      <text:p text:style-name="P19">Walking the DOM tree</text:p>
      <text:p text:style-name="P19">document.Getelementbyclassname(“content”)</text:p>
      <text:p text:style-name="P19"/>
      <text:p text:style-name="P19"/>
      <text:p text:style-name="P19">ChildNodes</text:p>
      <text:p text:style-name="P19">firstChild</text:p>
      <text:p text:style-name="P19">lastChild</text:p>
      <text:p text:style-name="P19">parent </text:p>
      <text:p text:style-name="P19">sibling</text:p>
      <text:p text:style-name="P19"><text:soft-page-break/></text:p>
      <text:p text:style-name="P19">Seraching</text:p>
      <text:p text:style-name="P19">getElement, querySelector</text:p>
      <text:p text:style-name="P19">matches</text:p>
      <text:p text:style-name="P19">closet</text:p>
      <text:p text:style-name="P19">getelementsby: return live collections</text:p>
      <text:p text:style-name="P19"/>
      <text:p text:style-name="P19">Node Properties</text:p>
      <text:p text:style-name="P19">node: present parts that are not elements, like text, comment nodes</text:p>
      <text:p text:style-name="P19">elements are nodes too</text:p>
      <text:p text:style-name="P19">nodetype</text:p>
      <text:p text:style-name="P19">nodename</text:p>
      <text:p text:style-name="P19">tagname</text:p>
      <text:p text:style-name="P19">innerHTML: += full overwrite</text:p>
      <text:p text:style-name="P19">outterHTML</text:p>
      <text:p text:style-name="P19">more</text:p>
      <text:p text:style-name="P19"/>
      <text:p text:style-name="P19">attribues and properties:</text:p>
      <text:p text:style-name="P19">DOM properties: can create a new property, add a method</text:p>
      <text:p text:style-name="P19">HTML attributes: type, ways to acces has get set remove</text:p>
      <text:p text:style-name="P19"/>
      <text:p text:style-name="P19">----------------------------------------------------------------------</text:p>
      <text:p text:style-name="P19">DOM</text:p>
      <text:list xml:id="list1181530659957643404" text:style-name="L3">
        <text:list-item>
          <text:p text:style-name="P20">HTML as the serialized form of the DOM</text:p>
        </text:list-item>
        <text:list-item>
          <text:p text:style-name="P20">F12 → Element, state of elements on a page</text:p>
        </text:list-item>
        <text:list-item>
          <text:p text:style-name="P20">document.body.children[0]</text:p>
        </text:list-item>
        <text:list-item>
          <text:p text:style-name="P20">document.body.children[0].nextelementsibling;</text:p>
        </text:list-item>
        <text:list-item>
          <text:p text:style-name="P20">document.body.children[0].href</text:p>
        </text:list-item>
        <text:list-item>
          <text:p text:style-name="P20">console drawer: give it an object, more details show</text:p>
        </text:list-item>
        <text:list-item>
          <text:p text:style-name="P20">attributes in HTML → properties in DOM</text:p>
        </text:list-item>
        <text:list-item>
          <text:p text:style-name="P20">reassign, document.body.children[0].href = 'google.com'</text:p>
        </text:list-item>
        <text:list-item>
          <text:p text:style-name="P20">script runs first, has not reached body element yet, so usually put at the end of body element</text:p>
        </text:list-item>
        <text:list-item>
          <text:p text:style-name="P20">async/ defer: different, defer download first and run at the end of body, async download and go over body at the same time, used at the same time</text:p>
        </text:list-item>
        <text:list-item>
          <text:p text:style-name="P20">window.onload = function(){script}, runs after a page loaded</text:p>
        </text:list-item>
        <text:list-item>
          <text:p text:style-name="P20">inline javascript, or on body element &lt;body onload = “start()”&gt;, not used any more, can't handle multiple eventhandeler</text:p>
        </text:list-item>
        <text:list-item>
          <text:p text:style-name="P20"><text:soft-page-break/>load is an event and waits for everything in the element</text:p>
        </text:list-item>
        <text:list-item>
          <text:p text:style-name="P20">window.addEventListener('load',start), handle multiple eventhandlers</text:p>
        </text:list-item>
        <text:list-item>
          <text:p text:style-name="P20">still too slow, Want to start as song as DOM objects exist</text:p>
        </text:list-item>
        <text:list-item>
          <text:p text:style-name="P20">document.addeventlistener('DOMcententloaded',start);</text:p>
        </text:list-item>
        <text:list-item>
          <text:p text:style-name="P20">getelementsbyid is faster and less brittle than getelementsbytagname</text:p>
        </text:list-item>
        <text:list-item>
          <text:p text:style-name="P20">let newItem = document.CreateElement('li');</text:p>
        </text:list-item>
        <text:list-item>
          <text:p text:style-name="P20">list.appendChild(newItem);</text:p>
        </text:list-item>
        <text:list-item>
          <text:p text:style-name="P20">item.textcontent = 'innder text'</text:p>
        </text:list-item>
        <text:list-item>
          <text:p text:style-name="P20">item.innerHTML = '&lt;em&gt;text&lt;/em&gt;', a node for element/ text</text:p>
        </text:list-item>
        <text:list-item>
          <text:p text:style-name="P20">const button</text:p>
        </text:list-item>
        <text:list-item>
          <text:p text:style-name="P20">button.addeventlistener('click', () =&gt; {})</text:p>
        </text:list-item>
        <text:list-item>
          <text:p text:style-name="P20">printeventdetails(event)</text:p>
        </text:list-item>
        <text:list-item>
          <text:p text:style-name="P20">event.type</text:p>
        </text:list-item>
        <text:list-item>
          <text:p text:style-name="P20">event.target, most specific element the event ran on</text:p>
        </text:list-item>
        <text:list-item>
          <text:p text:style-name="P20">currenttarget, where event is registered</text:p>
        </text:list-item>
        <text:list-item>
          <text:p text:style-name="P20">not a most recent event, is the event happening right now</text:p>
        </text:list-item>
      </text:list>
      <text:p text:style-name="P19"/>
      <text:list xml:id="list43372404" text:continue-numbering="true" text:style-name="L3">
        <text:list-item>
          <text:p text:style-name="P20">one eventlistener for all, use for loop to seach event.target and use nodes</text:p>
        </text:list-item>
        <text:list-item>
          <text:p text:style-name="P20">capture phase and bubbling mode, by default all eventhandlers are bubbling mode</text:p>
        </text:list-item>
        <text:list-item>
          <text:p text:style-name="P20">pass a 3<text:span text:style-name="T34">rd</text:span> argument <text:span text:style-name="T33">true</text:span> to addeventhandler make it Capturing, top down</text:p>
        </text:list-item>
        <text:list-item>
          <text:p text:style-name="P20">stoppropagation true, stop all futures events , nothing gets in</text:p>
        </text:list-item>
        <text:list-item>
          <text:p text:style-name="P20">stopimmediatePropagetion, current and future</text:p>
        </text:list-item>
        <text:list-item>
          <text:p text:style-name="P20">dont use it for no good reason</text:p>
        </text:list-item>
        <text:list-item>
          <text:p text:style-name="P20">preventdefault, stops a browser default behavior</text:p>
        </text:list-item>
        <text:list-item>
          <text:p text:style-name="P20">let javascript instead of html handle single-page behavior/ forms not having to reload just to send data</text:p>
        </text:list-item>
      </text:list>
      <text:p text:style-name="P19"/>
      <text:p text:style-name="P19">practice</text:p>
      <text:list xml:id="list43385203" text:continue-numbering="true" text:style-name="L3">
        <text:list-item>
          <text:p text:style-name="P20">single page application</text:p>
        </text:list-item>
        <text:list-item>
          <text:p text:style-name="P20">logout</text:p>
        </text:list-item>
      </text:list>
      <text:p text:style-name="P19"/>
      <text:p text:style-name="P19">AJAX <text:s/></text:p>
      <text:list xml:id="list119438733587270402" text:style-name="L4">
        <text:list-item>
          <text:p text:style-name="P21">a group of technologies, send requests and receive responses without refreshing the whole page</text:p>
        </text:list-item>
        <text:list-item>
          <text:p text:style-name="P21">XMLhttprequest object <text:s/>indicates AJax</text:p>
        </text:list-item>
      </text:list>
      <text:list xml:id="list43384597" text:continue-list="list43385203" text:style-name="L3">
        <text:list-item>
          <text:p text:style-name="P20"><text:soft-page-break/>xhr readystate advances from value 0 -4</text:p>
        </text:list-item>
        <text:list-item>
          <text:p text:style-name="P20">0 unsent, create client object</text:p>
        </text:list-item>
        <text:list-item>
          <text:p text:style-name="P20">1 opened, open() called, open a request </text:p>
        </text:list-item>
        <text:list-item>
          <text:p text:style-name="P20">2 headers_received, send() called, send a request </text:p>
        </text:list-item>
        <text:list-item>
          <text:p text:style-name="P20">3 loading, downloading, responstext(responsebody) holds partial data</text:p>
        </text:list-item>
        <text:list-item>
          <text:p text:style-name="P20">4 done, operation complete</text:p>
        </text:list-item>
        <text:list-item>
          <text:p text:style-name="P20">readystatechange event</text:p>
        </text:list-item>
        <text:list-item>
          <text:p text:style-name="P20">if xhr.readystate === 4</text:p>
        </text:list-item>
        <text:list-item>
          <text:p text:style-name="P20">if xhr.status &gt;= 200 &amp;&amp; xhr.status &lt;= 299</text:p>
        </text:list-item>
        <text:list-item>
          <text:p text:style-name="P20">setup requset</text:p>
        </text:list-item>
        <text:list-item>
          <text:p text:style-name="P20">xhr.open('get',url)</text:p>
        </text:list-item>
        <text:list-item>
          <text:p text:style-name="P20">set header</text:p>
        </text:list-item>
        <text:list-item>
          <text:p text:style-name="P20">xhr.send()</text:p>
        </text:list-item>
        <text:list-item>
          <text:p text:style-name="P20">call contactAPI()</text:p>
        </text:list-item>
        <text:list-item>
          <text:p text:style-name="P20">url borken: net error name not resolved</text:p>
        </text:list-item>
        <text:list-item>
          <text:p text:style-name="P20">error message handling, document.body.append(error)</text:p>
        </text:list-item>
        <text:list-item>
          <text:p text:style-name="P20">serizailation can be handled automatically, xhr.responseTpye if a serveer can </text:p>
        </text:list-item>
        <text:list-item>
          <text:p text:style-name="P20">grab result from a JSON response</text:p>
        </text:list-item>
      </text:list>
      <text:p text:style-name="P19"/>
      <text:p text:style-name="P19">Promises</text:p>
      <text:p text:style-name="P19">callback: nested inside of another eventhandler</text:p>
      <text:p text:style-name="P19">pyramid of doom, callback hell</text:p>
      <text:p text:style-name="P19">like a task in .net, </text:p>
      <text:p text:style-name="P19">a result that will arrive alter: success value, or rejected error</text:p>
      <text:p text:style-name="P19">promise.then(</text:p>
      <text:p text:style-name="P19">function(result)</text:p>
      <text:p text:style-name="P19">function(error)</text:p>
      <text:p text:style-name="P19">)</text:p>
      <text:p text:style-name="P19">chain them and don't need to indent</text:p>
      <text:p text:style-name="P19">.catch in the beginning, catch all errors in promises</text:p>
      <text:p text:style-name="P19"/>
      <text:p text:style-name="P19">FetchAPI</text:p>
      <text:p text:style-name="P19">returns a promise, but the whole body is not downloaded</text:p>
      <text:p text:style-name="P19">fetch(url,'get').then(response =&gt; { return response.json()}).then( <text:s text:c="2"/></text:p>
      <text:p text:style-name="P19">http errors have to be checked manually</text:p>
      <text:p text:style-name="P19"/>
      <text:p text:style-name="P19">Node.Js</text:p>
      <text:p text:style-name="P19"><text:soft-page-break/>node</text:p>
      <text:p text:style-name="P19">javascript and Node.js vendiagram</text:p>
      <text:p text:style-name="P19">typescript compile time error checking, intellisense</text:p>
      <text:p text:style-name="P19">interface</text:p>
      <text:p text:style-name="P19">npm install -g typescript, installation globally</text:p>
      <text:p text:style-name="P19">tsc -v</text:p>
      <text:p text:style-name="P19"/>
      <text:p text:style-name="P19">Typescript: run node.js to transpile a typescript to javascript</text:p>
      <text:p text:style-name="P19">index.ts</text:p>
      <text:p text:style-name="P19">no use strict</text:p>
      <text:p text:style-name="P19">func(var:type, var2:type2), return type too</text:p>
      <text:p text:style-name="P19">compile tsc –target ES6 index.ts → index.js</text:p>
      <text:p text:style-name="P19">construct an object inline to match its typr</text:p>
      <text:p text:style-name="P19"/>
      <text:list xml:id="list562720580566614884" text:style-name="L5">
        <text:list-item>
          <text:list>
            <text:list-item>
              <text:p text:style-name="P22">create a index.htlm, index.js, index.ts</text:p>
            </text:list-item>
            <text:list-item>
              <text:p text:style-name="P22">create a folder out, move index.html, index.js</text:p>
            </text:list-item>
            <text:list-item>
              <text:p text:style-name="P22">create a folder src, move index,ts</text:p>
            </text:list-item>
            <text:list-item>
              <text:p text:style-name="P22">remove index.js</text:p>
            </text:list-item>
          </text:list>
        </text:list-item>
      </text:list>
      <text:list xml:id="list3807956352149306961" text:style-name="L6">
        <text:list-item>
          <text:p text:style-name="P23"><text:span text:style-name="T33">npm init</text:span><text:span text:style-name="T35">,</text:span> a package.json</text:p>
        </text:list-item>
        <text:list-item>
          <text:p text:style-name="P23">package name, no capital, entry point: index.js</text:p>
        </text:list-item>
        <text:list-item>
          <text:p text:style-name="P23">-g global</text:p>
        </text:list-item>
        <text:list-item>
          <text:p text:style-name="P30">npm install --save-dev typescript<text:span text:style-name="T35">, install build dependencies</text:span></text:p>
        </text:list-item>
        <text:list-item>
          <text:p text:style-name="P32">gitignore node_modules</text:p>
        </text:list-item>
        <text:list-item>
          <text:p text:style-name="P23"><text:span text:style-name="T33">npm install typescript</text:span><text:span text:style-name="T35">, into a folder 'node_modules', self contained, read package.json, install all runtime and build dependencies</text:span>, </text:p>
        </text:list-item>
        <text:list-item>
          <text:p text:style-name="P7">"build": "tsc"</text:p>
        </text:list-item>
        <text:list-item>
          <text:p text:style-name="P29">npm uninstall -g typescript, remove global version </text:p>
        </text:list-item>
        <text:list-item>
          <text:p text:style-name="P29">npx tsc-v, must be in the right local folder</text:p>
        </text:list-item>
        <text:list-item>
          <text:p text:style-name="P31">npx tsc –init<text:span text:style-name="T35">, tsconfig.json</text:span></text:p>
        </text:list-item>
        <text:list-item>
          <text:p text:style-name="P7">"outDir": "./out"</text:p>
        </text:list-item>
        <text:list-item>
          <text:p text:style-name="P7">"rootDir": "./src"</text:p>
        </text:list-item>
        <text:list-item>
          <text:p text:style-name="P30">npm run build</text:p>
        </text:list-item>
        <text:list-item>
          <text:p text:style-name="P23">.gitignore, /out/*.js</text:p>
        </text:list-item>
        <text:list-item>
          <text:p text:style-name="P23">add message.ts, message-formmater.ts</text:p>
        </text:list-item>
        <text:list-item>
          <text:p text:style-name="P23"><text:span text:style-name="T33">npm run build</text:span>, generate three new .js version of the files</text:p>
        </text:list-item>
        <text:list-item>
          <text:p text:style-name="P23">lots of js files, figure out the order/scope of files, not scalable</text:p>
        </text:list-item>
        <text:list-item>
          <text:p text:style-name="P23">use <text:span text:style-name="T51">modules</text:span>, used in <text:span text:style-name="T52">runtime </text:span></text:p>
        </text:list-item>
        <text:list-item>
          <text:p text:style-name="P23">write typescript module, not js module</text:p>
        </text:list-item>
        <text:list-item>
          <text:p text:style-name="P23">import a module / export a module</text:p>
        </text:list-item>
        <text:list-item>
          <text:p text:style-name="P23"><text:soft-page-break/>use <text:span text:style-name="T51">modules bundlers</text:span>, all modules into one again at runtime</text:p>
        </text:list-item>
        <text:list-item>
          <text:p text:style-name="P30">npm install --save-dev webpack</text:p>
        </text:list-item>
        <text:list-item>
          <text:p text:style-name="P23"><text:span text:style-name="T33">npm install --save-dev webpack-cli</text:span></text:p>
        </text:list-item>
        <text:list-item>
          <text:p text:style-name="P23"><text:span text:style-name="T33">webpack.config.js</text:span>, script online to manually copy and paste in</text:p>
        </text:list-item>
        <text:list-item>
          <text:p text:style-name="P46"><text:span text:style-name="T53"><text:s/>entrypoint './out/index.js' pack all to a bundle file</text:span><text:span text:style-name="T58"> </text:span><text:span text:style-name="T59">'index.bundle.js'</text:span></text:p>
        </text:list-item>
        <text:list-item>
          <text:p text:style-name="P23">in <text:span text:style-name="T33">dist</text:span> folder</text:p>
        </text:list-item>
        <text:list-item>
          <text:p text:style-name="P30">npm webpack</text:p>
        </text:list-item>
        <text:list-item>
          <text:p text:style-name="P23">move index.html to dist folder and reference index.bundle.js</text:p>
        </text:list-item>
        <text:list-item>
          <text:p text:style-name="P23">gitignore, package.json build updated</text:p>
        </text:list-item>
        <text:list-item>
          <text:p text:style-name="P23">semver: semantic versioning major, minor, patch</text:p>
        </text:list-item>
        <text:list-item>
          <text:p text:style-name="P23">majob: break backwards compatibility, </text:p>
        </text:list-item>
        <text:list-item>
          <text:p text:style-name="P23">minor: add feature in backwads compatibility</text:p>
        </text:list-item>
        <text:list-item>
          <text:p text:style-name="P23">patch: update, bug</text:p>
        </text:list-item>
        <text:list-item>
          <text:p text:style-name="P23">specific versioning</text:p>
        </text:list-item>
        <text:list-item>
          <text:p text:style-name="P23">a range of verisons</text:p>
        </text:list-item>
        <text:list-item>
          <text:p text:style-name="P23">~ </text:p>
        </text:list-item>
        <text:list-item>
          <text:p text:style-name="P23">^ </text:p>
        </text:list-item>
        <text:list-item>
          <text:p text:style-name="P23">does automatically update</text:p>
        </text:list-item>
        <text:list-item>
          <text:p text:style-name="P23">basic types, interface</text:p>
        </text:list-item>
        <text:list-item>
          <text:p text:style-name="P23">angular</text:p>
        </text:list-item>
      </text:list>
      <text:p text:style-name="P19"/>
      <text:p text:style-name="P19">git pull npm intall nmp run, dist folder, index.bundle.js not available yet</text:p>
      <text:p text:style-name="P19"/>
      <text:p text:style-name="P19">lecture 33</text:p>
      <text:list xml:id="list392697193353990613" text:style-name="L7">
        <text:list-item>
          <text:p text:style-name="P24">card app</text:p>
        </text:list-item>
        <text:list-item>
          <text:p text:style-name="P24">script 'start', 'build', <text:s/>'start' installs 'http-server'</text:p>
        </text:list-item>
        <text:list-item>
          <text:p text:style-name="P24">npm install(i), fetch all dependencies</text:p>
        </text:list-item>
        <text:list-item>
          <text:p text:style-name="P24">npm outdated, call npm update or just change versions</text:p>
        </text:list-item>
        <text:list-item>
          <text:p text:style-name="P24">npm start / test, other commands npm run xxx</text:p>
        </text:list-item>
        <text:list-item>
          <text:p text:style-name="P24">npm run build</text:p>
        </text:list-item>
        <text:list-item>
          <text:p text:style-name="P24">deck of cards api</text:p>
        </text:list-item>
        <text:list-item>
          <text:p text:style-name="P24">new deck, draw a card</text:p>
        </text:list-item>
        <text:list-item>
          <text:p text:style-name="P24">main.ts, <text:s/>dependency injection of cardservice into pageservice</text:p>
        </text:list-item>
        <text:list-item>
          <text:p text:style-name="P24">page.ts, if defined explicitly, type casting needed</text:p>
        </text:list-item>
        <text:list-item>
          <text:p text:style-name="P24">any type</text:p>
        </text:list-item>
        <text:list-item>
          <text:p text:style-name="P24">import default? 20min</text:p>
        </text:list-item>
        <text:list-item>
          <text:p text:style-name="P24"><text:s/>changes → npm run build</text:p>
        </text:list-item>
        <text:list-item>
          <text:p text:style-name="P24"><text:s/>debug typescript, “sourcemap”: true</text:p>
        </text:list-item>
        <text:list-item>
          <text:p text:style-name="P24"><text:s/>typescript doesnt exist in runtime, type casting does not throw error, <text:soft-page-break/>just get ignored</text:p>
        </text:list-item>
        <text:list-item>
          <text:p text:style-name="P24">'lib', what objects exist in a global scope</text:p>
        </text:list-item>
      </text:list>
      <text:p text:style-name="P19"/>
      <text:p text:style-name="P19">Angular setup</text:p>
      <text:list xml:id="list3896760376246732994" text:style-name="L8">
        <text:list-item>
          <text:p text:style-name="P25">treats html as implementation detail</text:p>
        </text:list-item>
        <text:list-item>
          <text:p text:style-name="P25">read angular concepts, tour of heroes tutorial</text:p>
        </text:list-item>
        <text:list-item>
          <text:p text:style-name="P25"><text:span text:style-name="T8">npm install -g @angular/cli</text:span> </text:p>
        </text:list-item>
        <text:list-item>
          <text:p text:style-name="P34">ng new my-app</text:p>
        </text:list-item>
        <text:list-item>
          <text:p text:style-name="P37"><text:span text:style-name="T2">cd my-app, <text:s/>ng serve --open, </text:span><text:span text:style-name="Source_20_Text"><text:span text:style-name="T2">http://localhost:4200/</text:span></text:span><text:span text:style-name="T2">. </text:span><text:span text:style-name="T36"><text:s/></text:span></text:p>
        </text:list-item>
      </text:list>
      <text:p text:style-name="P19"/>
      <text:p text:style-name="P19">Augular:</text:p>
      <text:list xml:id="list3463650376296065977" text:style-name="L9">
        <text:list-item>
          <text:p text:style-name="P26"><text:span text:style-name="T8">is a platform and framework for building single-page client applications using HTML and TypeScript.</text:span> </text:p>
        </text:list-item>
        <text:list-item>
          <text:p text:style-name="P26">NgModuels, building blocks</text:p>
        </text:list-item>
        <text:list-item>
          <text:p text:style-name="P17"><text:span text:style-name="T29">at least a </text:span><text:span text:style-name="Emphasis"><text:span text:style-name="T50">root module</text:span></text:span><text:span text:style-name="Emphasis"><text:span text:style-name="T31">(appModule) </text:span></text:span><text:span text:style-name="T29">that enables bootstrapping, and typically has many more </text:span><text:span text:style-name="Emphasis"><text:span text:style-name="T50">feature modules</text:span></text:span><text:span text:style-name="T29">.</text:span><text:span text:style-name="T49"> </text:span></text:p>
        </text:list-item>
        <text:list-item>
          <text:p text:style-name="P17"><text:span text:style-name="T29">Components define </text:span><text:span text:style-name="Emphasis"><text:span text:style-name="T50">views</text:span></text:span><text:span text:style-name="T29">, which are sets of screen elements that Angular can choose among and modify according to your program logic and data.</text:span><text:span text:style-name="T49"> </text:span></text:p>
        </text:list-item>
        <text:list-item>
          <text:p text:style-name="P17"><text:span text:style-name="T29">Components use </text:span><text:span text:style-name="Emphasis"><text:span text:style-name="T50">services</text:span></text:span><text:span text:style-name="T29">, which provide specific functionality not directly related to views. Service providers can be </text:span><text:span text:style-name="Emphasis"><text:span text:style-name="T50">injected</text:span></text:span><text:span text:style-name="T31"> </text:span><text:span text:style-name="T29">into components as </text:span><text:span text:style-name="Emphasis"><text:span text:style-name="T50">dependencies</text:span></text:span><text:span text:style-name="T29">, making your code modular, reusable, and efficient.</text:span><text:span text:style-name="T49"> </text:span></text:p>
        </text:list-item>
        <text:list-item>
          <text:p text:style-name="P17"><text:span text:style-name="Emphasis"><text:span text:style-name="T32">Decorators, </text:span></text:span><text:span text:style-name="T32">mark their type and provide metadata that tells Angular how to use them.</text:span></text:p>
        </text:list-item>
        <text:list-item text:style-override="L10">
          <text:p text:style-name="P16"><text:span text:style-name="T5">The metadata for a component class associates it with a </text:span><text:span text:style-name="Emphasis"><text:span text:style-name="T5">template</text:span></text:span><text:span text:style-name="T5"> that defines a view. A template combines ordinary HTML with Angular </text:span><text:span text:style-name="Emphasis"><text:span text:style-name="T5">directives</text:span></text:span><text:span text:style-name="T5"> and </text:span><text:span text:style-name="Emphasis"><text:span text:style-name="T5">binding markup</text:span></text:span><text:span text:style-name="T5"> that allow Angular to modify the HTML before rendering it for display.</text:span></text:p>
        </text:list-item>
        <text:list-item text:style-override="L10">
          <text:p text:style-name="P16"><text:span text:style-name="T5">The metadata for a service class provides the information Angular needs to make it available to components through </text:span><text:span text:style-name="Emphasis"><text:span text:style-name="T5">dependency injection (DI)</text:span></text:span><text:span text:style-name="T5">.</text:span></text:p>
        </text:list-item>
      </text:list>
      <text:p text:style-name="P19"/>
      <text:p text:style-name="P19">Modules</text:p>
      <text:list xml:id="list6679012920275048216" text:style-name="L11">
        <text:list-item>
          <text:p text:style-name="P27">import and export modules, explicit</text:p>
        </text:list-item>
        <text:list-item>
          <text:p text:style-name="P27">lazy-loading: minimize the amount of code that needs to be loaded at start <text:soft-page-break/>up</text:p>
        </text:list-item>
      </text:list>
      <text:p text:style-name="P19"/>
      <text:p text:style-name="P19"/>
      <text:p text:style-name="P19">Components</text:p>
      <text:list xml:id="list1669805225245727651" text:style-name="L12">
        <text:list-item>
          <text:p text:style-name="P18"><text:span text:style-name="T29">the </text:span><text:span text:style-name="Emphasis"><text:span text:style-name="T50">root component</text:span></text:span><text:span text:style-name="T31"> </text:span><text:span text:style-name="T29">that connects a component hierarchy with the page document object model (DOM)</text:span><text:span text:style-name="T49"> </text:span></text:p>
        </text:list-item>
        <text:list-item>
          <text:p text:style-name="P18"><text:span text:style-name="T29">Each component defines a class that contains application data and logic, and is associated with an HTML </text:span><text:span text:style-name="Emphasis"><text:span text:style-name="T50">template</text:span></text:span><text:span text:style-name="T31"> </text:span><text:span text:style-name="T29">that defines a view to be displayed in a target environment.</text:span><text:span text:style-name="T49"> </text:span></text:p>
        </text:list-item>
        <text:list-item>
          <text:p text:style-name="P18"><text:span text:style-name="Source_20_Text"><text:span text:style-name="T21">@</text:span></text:span><text:a xlink:type="simple" xlink:href="https://angular.io/api/core/Component" text:style-name="Internet_20_link" text:visited-style-name="Visited_20_Internet_20_Link"><text:span text:style-name="Source_20_Text"><text:span text:style-name="T22">Component</text:span></text:span></text:a><text:span text:style-name="Source_20_Text"><text:span text:style-name="T21">() </text:span></text:span><text:span text:style-name="T29">decorator identifies the class immediately below it as a component, and provides the template and related component-specific metadata.</text:span><text:span text:style-name="T49"> </text:span></text:p>
        </text:list-item>
      </text:list>
      <text:p text:style-name="P19"/>
      <text:p text:style-name="P19">Templates, directives, and data binding</text:p>
      <text:list xml:id="list7315540279261335275" text:style-name="L13">
        <text:list-item>
          <text:p text:style-name="P35">A template combines HTML with Angular markup that can modify HTML elements before they are displayed. </text:p>
        </text:list-item>
        <text:list-item>
          <text:p text:style-name="P38"><text:span text:style-name="T2">Template </text:span><text:span text:style-name="Emphasis"><text:span text:style-name="T37">directives</text:span></text:span><text:span text:style-name="T4"> </text:span><text:span text:style-name="T2">provide program logic,</text:span></text:p>
        </text:list-item>
        <text:list-item>
          <text:p text:style-name="P38"><text:span text:style-name="Emphasis"><text:span text:style-name="T37">binding markup</text:span></text:span><text:span text:style-name="T4"> </text:span><text:span text:style-name="T2">connects your application data and the DOM.</text:span><text:span text:style-name="T36"> 2 types of data binding</text:span></text:p>
        </text:list-item>
        <text:list-item>
          <text:p text:style-name="P38"><text:span text:style-name="Emphasis"><text:span text:style-name="T5">Event binding</text:span></text:span><text:span text:style-name="T5"> lets your app respond to user input in the target environment by updating your application data.</text:span></text:p>
        </text:list-item>
        <text:list-item>
          <text:p text:style-name="P38"><text:span text:style-name="Emphasis"><text:span text:style-name="T5">Property binding</text:span></text:span><text:span text:style-name="T5"> lets you interpolate values that are computed from your application data into the HTML.</text:span></text:p>
        </text:list-item>
        <text:list-item>
          <text:p text:style-name="P38"><text:span text:style-name="T2">templates can use </text:span><text:span text:style-name="Emphasis"><text:span text:style-name="T37">pipes</text:span></text:span><text:span text:style-name="T4"> </text:span><text:span text:style-name="T2">to improve the user experience by transforming values for display, display dates and currency values that are appropriate for a user's locale, predefined pipes for common transformations, also define your own pipes.</text:span><text:span text:style-name="T36"> </text:span></text:p>
        </text:list-item>
      </text:list>
      <text:p text:style-name="P19"/>
      <text:p text:style-name="P19">Service and dependency injections</text:p>
      <text:p text:style-name="P1"><text:span text:style-name="T29">For data or logic that isn't associated with a specific view, and that you want to share across components, you create a </text:span><text:span text:style-name="Emphasis"><text:span text:style-name="T50">service</text:span></text:span><text:span text:style-name="T31"> </text:span><text:span text:style-name="T29">class. A service class definition is immediately preceded by the </text:span><text:span text:style-name="Source_20_Text"><text:span text:style-name="T21">@</text:span></text:span><text:a xlink:type="simple" xlink:href="https://angular.io/api/core/Injectable" text:style-name="Internet_20_link" text:visited-style-name="Visited_20_Internet_20_Link"><text:span text:style-name="Source_20_Text"><text:span text:style-name="T6">Injectable</text:span></text:span></text:a><text:span text:style-name="Source_20_Text"><text:span text:style-name="T21">()</text:span></text:span><text:span text:style-name="T31"> </text:span><text:span text:style-name="T29">decorator. The decorator provides the metadata that allows other providers to be </text:span><text:span text:style-name="Strong_20_Emphasis"><text:span text:style-name="T30">injected</text:span></text:span><text:span text:style-name="T31"> </text:span><text:span text:style-name="T29">as dependencies into your class.</text:span><text:span text:style-name="T49"> </text:span></text:p>
      <text:p text:style-name="P19"/>
      <text:p text:style-name="P19">Routing</text:p>
      <text:list xml:id="list2688766512644798654" text:style-name="L14">
        <text:list-item>
          <text:p text:style-name="P39"><text:span text:style-name="Source_20_Text"><text:span text:style-name="T1">Router </text:span></text:span><text:span text:style-name="T2">NgModule provides a service that lets you define a navigation path among the different application states and view hierarchies in your app.</text:span></text:p>
        </text:list-item>
        <text:list-item>
          <text:p text:style-name="P28">Just like a html behaves</text:p>
        </text:list-item>
        <text:list-item>
          <text:p text:style-name="P36">The router maps URL-like paths to views instead of pages, the router <text:soft-page-break/>intercepts the browser's behavior, and shows or hides view hierarchies. </text:p>
        </text:list-item>
        <text:list-item>
          <text:p text:style-name="P39"><text:span text:style-name="T2">the router can </text:span><text:span text:style-name="Emphasis"><text:span text:style-name="T4">lazy-load </text:span></text:span><text:span text:style-name="T2">the module on demand. </text:span></text:p>
        </text:list-item>
        <text:list-item>
          <text:p text:style-name="P36">The router logs activity in the browser's history, so the back and forward buttons work as well. </text:p>
        </text:list-item>
        <text:list-item>
          <text:p text:style-name="P39"><text:span text:style-name="T2">To define navigation rules, you associate </text:span><text:span text:style-name="Emphasis"><text:span text:style-name="T4">navigation paths </text:span></text:span><text:span text:style-name="T2">with your components. A path uses a URL-like syntax that integrates your program data, in much the same way that template syntax integrates your views with your program data.</text:span></text:p>
        </text:list-item>
      </text:list>
      <text:p text:style-name="P33"/>
      <text:p text:style-name="P33">Summary:</text:p>
      <text:p text:style-name="P33">Together, a component and template define an Angular view.</text:p>
      <text:list xml:id="list8818519414454920259" text:style-name="L15">
        <text:list-item>
          <text:list>
            <text:list-item>
              <text:p text:style-name="P45">A decorator on a component class adds the metadata, including a pointer to the associated template.</text:p>
            </text:list-item>
            <text:list-item>
              <text:p text:style-name="P45">Directives and binding markup in a component's template modify views based on program data and logic.</text:p>
            </text:list-item>
          </text:list>
        </text:list-item>
        <text:list-item>
          <text:p text:style-name="P45">The dependency injector provides services to a component, such as the router service that lets you define navigation among views.</text:p>
        </text:list-item>
      </text:list>
      <text:p text:style-name="P33"/>
      <text:p text:style-name="P33"/>
      <text:p text:style-name="P33">Tour of heroes</text:p>
      <text:list xml:id="list4209515936447395915" text:style-name="L16">
        <text:list-item>
          <text:p text:style-name="P40"><text:span text:style-name="T11">The page you see is the </text:span><text:span text:style-name="Emphasis"><text:span text:style-name="T13">application shell</text:span></text:span><text:span text:style-name="T11">. The shell is controlled by an Angular </text:span><text:span text:style-name="Strong_20_Emphasis"><text:span text:style-name="T12">component</text:span></text:span><text:span text:style-name="T17"> </text:span><text:span text:style-name="T11">named </text:span><text:span text:style-name="Source_20_Text"><text:span text:style-name="T9">AppComponent</text:span></text:span><text:span text:style-name="T11">.</text:span></text:p>
        </text:list-item>
        <text:list-item>
          <text:p text:style-name="P40"><text:span text:style-name="T11">The double curly braces are Angular's </text:span><text:span text:style-name="Emphasis"><text:span text:style-name="T41">interpolation binding</text:span></text:span><text:span text:style-name="T18"> </text:span><text:span text:style-name="T11">syntax.</text:span><text:span text:style-name="T49"> </text:span></text:p>
        </text:list-item>
        <text:list-item>
          <text:p text:style-name="P42">Element selector used in index.html</text:p>
        </text:list-item>
        <text:list-item>
          <text:p text:style-name="P42">in html component, | uppercase as a pipe</text:p>
        </text:list-item>
        <text:list-item>
          <text:p text:style-name="P40"><text:span text:style-name="Strong_20_Emphasis"><text:span text:style-name="T12">[(ngModel)]</text:span></text:span><text:span text:style-name="T18"> </text:span><text:span text:style-name="T11">is Angular's two-way data binding syntax.</text:span><text:span text:style-name="T49"> </text:span></text:p>
        </text:list-item>
        <text:list-item>
          <text:p text:style-name="P8"><text:span text:style-name="T42">&lt;</text:span><text:span text:style-name="T44">h2</text:span><text:span text:style-name="T42">&gt;</text:span>{{hero.name | uppercase}} Details<text:span text:style-name="T42">&lt;/</text:span><text:span text:style-name="T44">h2</text:span><text:span text:style-name="T42">&gt;</text:span></text:p>
        </text:list-item>
      </text:list>
      <text:p text:style-name="P5"><text:span text:style-name="T42">&lt;</text:span><text:span text:style-name="T44">div</text:span><text:span text:style-name="T42">&gt;&lt;</text:span><text:span text:style-name="T44">span</text:span><text:span text:style-name="T42">&gt;</text:span>id: <text:span text:style-name="T42">&lt;/</text:span><text:span text:style-name="T44">span</text:span><text:span text:style-name="T42">&gt;</text:span>{{hero.id}}<text:span text:style-name="T42">&lt;/</text:span><text:span text:style-name="T44">div</text:span><text:span text:style-name="T42">&gt;</text:span></text:p>
      <text:p text:style-name="P5"><text:span text:style-name="T42">&lt;</text:span><text:span text:style-name="T44">div</text:span><text:span text:style-name="T42">&gt;</text:span></text:p>
      <text:p text:style-name="P6">    <text:span text:style-name="T43">&lt;</text:span><text:span text:style-name="T45">label</text:span><text:span text:style-name="T43">&gt;</text:span><text:span text:style-name="T47">name:</text:span></text:p>
      <text:p text:style-name="P6">      <text:span text:style-name="T43">&lt;</text:span><text:span text:style-name="T45">input</text:span><text:span text:style-name="T47"> </text:span><text:span text:style-name="T38">[(ngModel)]</text:span><text:span text:style-name="T47">=</text:span><text:span text:style-name="T40">"hero.name"</text:span><text:span text:style-name="T47"> </text:span><text:span text:style-name="T38">placeholder</text:span><text:span text:style-name="T47">=</text:span><text:span text:style-name="T40">"name"</text:span><text:span text:style-name="T43">/&gt;</text:span></text:p>
      <text:p text:style-name="P6">    <text:span text:style-name="T43">&lt;/</text:span><text:span text:style-name="T45">label</text:span><text:span text:style-name="T43">&gt;</text:span></text:p>
      <text:p text:style-name="P6"><text:soft-page-break/>  <text:span text:style-name="T43">&lt;/</text:span><text:span text:style-name="T45">div</text:span><text:span text:style-name="T43">&gt;</text:span></text:p>
      <text:list xml:id="list43356630" text:continue-numbering="true" text:style-name="L16">
        <text:list-item>
          <text:p text:style-name="P40"><text:span text:style-name="T14">When the app starts, the </text:span><text:span text:style-name="Source_20_Text"><text:span text:style-name="T10">selectedHero</text:span></text:span><text:span text:style-name="T14"> is </text:span><text:span text:style-name="Source_20_Text"><text:span text:style-name="T10">undefined</text:span></text:span><text:span text:style-name="T14"> </text:span><text:span text:style-name="Emphasis"><text:span text:style-name="T14">by design</text:span></text:span><text:span text:style-name="T14">.</text:span></text:p>
        </text:list-item>
      </text:list>
      <text:p text:style-name="P2"><text:span text:style-name="T14">Binding expressions in the template that refer to properties of </text:span><text:span text:style-name="Source_20_Text"><text:span text:style-name="T10">selectedHero</text:span></text:span><text:span text:style-name="T14">—expressions like </text:span><text:span text:style-name="Source_20_Text"><text:span text:style-name="T10">{{selectedHero.name}}</text:span></text:span><text:span text:style-name="T14">—</text:span><text:span text:style-name="Emphasis"><text:span text:style-name="T14">must fail</text:span></text:span><text:span text:style-name="T14"> because there is no selected hero.</text:span></text:p>
      <text:h text:style-name="P4" text:outline-level="4"><text:bookmark text:name="the-fix---hide-empty-details-with-ngif"/><text:span text:style-name="T23">The fix - hide empty details with </text:span><text:span text:style-name="Emphasis"><text:span text:style-name="T23">*ngIf</text:span></text:span></text:h>
      <text:p text:style-name="P2"><text:span text:style-name="T14">The component should only display the selected hero details if the </text:span><text:span text:style-name="Source_20_Text"><text:span text:style-name="T10">selectedHero</text:span></text:span><text:span text:style-name="T14"> exists.</text:span></text:p>
      <text:p text:style-name="P2"><text:span text:style-name="T14">Wrap the hero detail HTML in a </text:span><text:span text:style-name="Source_20_Text"><text:span text:style-name="T10">&lt;div&gt;</text:span></text:span><text:span text:style-name="T14">. Add Angular's </text:span><text:span text:style-name="Source_20_Text"><text:span text:style-name="T10">*</text:span></text:span><text:a xlink:type="simple" xlink:href="https://angular.io/api/common/NgIf" text:style-name="Internet_20_link" text:visited-style-name="Visited_20_Internet_20_Link"><text:span text:style-name="Source_20_Text"><text:span text:style-name="T15">ngIf</text:span></text:span></text:a><text:span text:style-name="T14"> directive to the </text:span><text:span text:style-name="Source_20_Text"><text:span text:style-name="T10">&lt;div&gt;</text:span></text:span><text:span text:style-name="T14"> and set it to </text:span><text:span text:style-name="Source_20_Text"><text:span text:style-name="T10">selectedHero</text:span></text:span><text:span text:style-name="T14">.</text:span></text:p>
      <text:list xml:id="list43361212" text:continue-numbering="true" text:style-name="L16">
        <text:list-item>
          <text:p text:style-name="P40"><text:span text:style-name="Source_20_Text"><text:span text:style-name="T10">[hero]="selectedHero"</text:span></text:span><text:span text:style-name="T14"> is an Angular </text:span><text:a xlink:type="simple" xlink:href="https://angular.io/guide/property-binding" text:style-name="Internet_20_link" text:visited-style-name="Visited_20_Internet_20_Link"><text:span text:style-name="T24">property binding</text:span></text:a><text:span text:style-name="T14">.</text:span></text:p>
        </text:list-item>
      </text:list>
      <text:p text:style-name="P2"><text:span text:style-name="T14">It's a </text:span><text:span text:style-name="Emphasis"><text:span text:style-name="T14">one way</text:span></text:span><text:span text:style-name="T14"> data binding from the </text:span><text:span text:style-name="Source_20_Text"><text:span text:style-name="T10">selectedHero</text:span></text:span><text:span text:style-name="T14"> property of the </text:span><text:span text:style-name="Source_20_Text"><text:span text:style-name="T10">HeroesComponent</text:span></text:span><text:span text:style-name="T14"> to the </text:span><text:span text:style-name="Source_20_Text"><text:span text:style-name="T10">hero</text:span></text:span><text:span text:style-name="T14"> property of the target element, which maps to the </text:span><text:span text:style-name="Source_20_Text"><text:span text:style-name="T10">hero</text:span></text:span><text:span text:style-name="T14"> property of the </text:span><text:span text:style-name="Source_20_Text"><text:span text:style-name="T10">HeroDetailComponent</text:span></text:span><text:span text:style-name="T14">.</text:span></text:p>
      <text:p text:style-name="P2"><text:span text:style-name="T14">Now when the user clicks a hero in the list, the </text:span><text:span text:style-name="Source_20_Text"><text:span text:style-name="T10">selectedHero</text:span></text:span><text:span text:style-name="T14"> changes. When the </text:span><text:span text:style-name="Source_20_Text"><text:span text:style-name="T10">selectedHero</text:span></text:span><text:span text:style-name="T14"> changes, the </text:span><text:span text:style-name="Emphasis"><text:span text:style-name="T14">property binding</text:span></text:span><text:span text:style-name="T14"> updates </text:span><text:span text:style-name="Source_20_Text"><text:span text:style-name="T10">hero</text:span></text:span><text:span text:style-name="T14"> and the </text:span><text:span text:style-name="Source_20_Text"><text:span text:style-name="T10">HeroDetailComponent</text:span></text:span><text:span text:style-name="T14"> displays the new hero.</text:span></text:p>
      <text:list xml:id="list43354657" text:continue-numbering="true" text:style-name="L16">
        <text:list-item>
          <text:p text:style-name="P42">Services dependencies injections</text:p>
        </text:list-item>
        <text:list-item>
          <text:p text:style-name="P40"><text:soft-page-break/><text:span text:style-name="T14">This will not work in a real app. You're getting away with it now because the service currently returns </text:span><text:span text:style-name="Emphasis"><text:span text:style-name="T14">mock heroes</text:span></text:span><text:span text:style-name="T14">. But soon the app will fetch heroes from a remote server, which is an inherently </text:span><text:span text:style-name="Emphasis"><text:span text:style-name="T14">asynchronous</text:span></text:span><text:span text:style-name="T14"> operation.</text:span></text:p>
        </text:list-item>
      </text:list>
      <text:p text:style-name="P2"><text:span text:style-name="T14">The </text:span><text:span text:style-name="Source_20_Text"><text:span text:style-name="T10">HeroService</text:span></text:span><text:span text:style-name="T14"> must wait for the server to respond, </text:span><text:span text:style-name="Source_20_Text"><text:span text:style-name="T10">getHeroes()</text:span></text:span><text:span text:style-name="T14"> cannot return immediately with hero data, and the browser will not block while the service waits.</text:span></text:p>
      <text:p text:style-name="P2"><text:span text:style-name="Source_20_Text"><text:span text:style-name="T10">HeroService.getHeroes()</text:span></text:span><text:span text:style-name="T14"> must have an </text:span><text:span text:style-name="Emphasis"><text:span text:style-name="T14">asynchronous signature</text:span></text:span><text:span text:style-name="T14"> of some kind.</text:span></text:p>
      <text:p text:style-name="P2"><text:span text:style-name="T14">In this tutorial, </text:span><text:span text:style-name="Source_20_Text"><text:span text:style-name="T10">HeroService.getHeroes()</text:span></text:span><text:span text:style-name="T14"> will return an </text:span><text:span text:style-name="Source_20_Text"><text:span text:style-name="T10">Observable</text:span></text:span><text:span text:style-name="T14"> because it will eventually use the Angular </text:span><text:span text:style-name="Source_20_Text"><text:span text:style-name="T10">HttpClient.get</text:span></text:span><text:span text:style-name="T14"> method to fetch the heroes and </text:span><text:a xlink:type="simple" xlink:href="https://angular.io/guide/http" text:style-name="Internet_20_link" text:visited-style-name="Visited_20_Internet_20_Link"><text:span text:style-name="Source_20_Text"><text:span text:style-name="T15">HttpClient.get()</text:span></text:span></text:a><text:a xlink:type="simple" xlink:href="https://angular.io/guide/http" text:style-name="Internet_20_link" text:visited-style-name="Visited_20_Internet_20_Link"><text:span text:style-name="T24"> returns an </text:span></text:a><text:a xlink:type="simple" xlink:href="https://angular.io/guide/http" text:style-name="Internet_20_link" text:visited-style-name="Visited_20_Internet_20_Link"><text:span text:style-name="Source_20_Text"><text:span text:style-name="T15">Observable</text:span></text:span></text:a><text:span text:style-name="T14">.</text:span></text:p>
      <text:list xml:id="list43373832" text:continue-numbering="true" text:style-name="L16">
        <text:list-item>
          <text:p text:style-name="P40"><text:span text:style-name="Source_20_Text"><text:span text:style-name="T10">Observable.subscribe()</text:span></text:span><text:span text:style-name="T14"> is the critical difference.</text:span></text:p>
        </text:list-item>
      </text:list>
      <text:p text:style-name="P2"><text:span text:style-name="T14">The previous version assigns an array of heroes to the component's </text:span><text:span text:style-name="Source_20_Text"><text:span text:style-name="T10">heroes</text:span></text:span><text:span text:style-name="T14"> property. The assignment occurs </text:span><text:span text:style-name="Emphasis"><text:span text:style-name="T14">synchronously</text:span></text:span><text:span text:style-name="T14">, as if the server could return heroes instantly or the browser could freeze the UI while it waited for the server's response.</text:span></text:p>
      <text:p text:style-name="P2"><text:span text:style-name="T14">That </text:span><text:span text:style-name="Emphasis"><text:span text:style-name="T14">won't work</text:span></text:span><text:span text:style-name="T14"> when the </text:span><text:span text:style-name="Source_20_Text"><text:span text:style-name="T10">HeroService</text:span></text:span><text:span text:style-name="T14"> is actually making requests of a remote server.</text:span></text:p>
      <text:p text:style-name="P2"><text:soft-page-break/><text:span text:style-name="T14">The new version waits for the </text:span><text:span text:style-name="Source_20_Text"><text:span text:style-name="T10">Observable</text:span></text:span><text:span text:style-name="T14"> to emit the array of heroes—which could happen now or several minutes from now. The </text:span><text:span text:style-name="Source_20_Text"><text:span text:style-name="T10">subscribe()</text:span></text:span><text:span text:style-name="T14"> method passes the emitted array to the callback, which sets the component's </text:span><text:span text:style-name="Source_20_Text"><text:span text:style-name="T10">heroes</text:span></text:span><text:span text:style-name="T14"> property.</text:span></text:p>
      <text:list xml:id="list43369403" text:continue-numbering="true" text:style-name="L16">
        <text:list-item>
          <text:p text:style-name="P42">Router modules , and routes</text:p>
        </text:list-item>
        <text:list-item>
          <text:p text:style-name="P40"><text:span text:style-name="T49">replaced by </text:span><text:span text:style-name="T26">&lt;</text:span><text:a xlink:type="simple" xlink:href="https://angular.io/api/router/RouterOutlet" text:style-name="Internet_20_link" text:visited-style-name="Visited_20_Internet_20_Link"><text:span text:style-name="T27">router-outlet</text:span></text:a><text:span text:style-name="T26">&gt;&lt;/</text:span><text:a xlink:type="simple" xlink:href="https://angular.io/api/router/RouterOutlet" text:style-name="Internet_20_link" text:visited-style-name="Visited_20_Internet_20_Link"><text:span text:style-name="T28">router-outlet</text:span></text:a><text:span text:style-name="T26">&gt;</text:span><text:span text:style-name="T49"> </text:span></text:p>
        </text:list-item>
        <text:list-item>
          <text:p text:style-name="P40"><text:span text:style-name="T11">A </text:span><text:a xlink:type="simple" xlink:href="https://angular.io/tutorial/toh-pt5#routerlink" text:style-name="Internet_20_link" text:visited-style-name="Visited_20_Internet_20_Link"><text:span text:style-name="Source_20_Text"><text:span text:style-name="T16">routerLink</text:span></text:span></text:a><text:a xlink:type="simple" xlink:href="https://angular.io/tutorial/toh-pt5#routerlink" text:style-name="Internet_20_link" text:visited-style-name="Visited_20_Internet_20_Link"><text:span text:style-name="T19"> attribute</text:span></text:a><text:span text:style-name="T18"> </text:span><text:span text:style-name="T11">is set to </text:span><text:span text:style-name="Source_20_Text"><text:span text:style-name="T9">"/heroes"</text:span></text:span><text:span text:style-name="T11">, the string that the router matches to the route to </text:span><text:span text:style-name="Source_20_Text"><text:span text:style-name="T9">HeroesComponent</text:span></text:span><text:span text:style-name="T11">. The </text:span><text:a xlink:type="simple" xlink:href="https://angular.io/api/router/RouterLink" text:style-name="Internet_20_link" text:visited-style-name="Visited_20_Internet_20_Link"><text:span text:style-name="Source_20_Text"><text:span text:style-name="T16">routerLink</text:span></text:span></text:a><text:span text:style-name="T18"> </text:span><text:span text:style-name="T11">is the selector for the </text:span><text:a xlink:type="simple" xlink:href="https://angular.io/api/router/RouterLink" text:style-name="Internet_20_link" text:visited-style-name="Visited_20_Internet_20_Link"><text:span text:style-name="Source_20_Text"><text:span text:style-name="T16">RouterLink</text:span></text:span></text:a><text:a xlink:type="simple" xlink:href="https://angular.io/api/router/RouterLink" text:style-name="Internet_20_link" text:visited-style-name="Visited_20_Internet_20_Link"><text:span text:style-name="T25"> directive</text:span></text:a><text:span text:style-name="T18"> </text:span><text:span text:style-name="T11">that turns user clicks into router navigations. It's another of the public directives in the </text:span><text:a xlink:type="simple" xlink:href="https://angular.io/api/router/RouterModule" text:style-name="Internet_20_link" text:visited-style-name="Visited_20_Internet_20_Link"><text:span text:style-name="Source_20_Text"><text:span text:style-name="T16">RouterModule</text:span></text:span></text:a><text:span text:style-name="T11">.</text:span><text:span text:style-name="T49"> </text:span></text:p>
        </text:list-item>
        <text:list-item>
          <text:p text:style-name="P40"><text:span text:style-name="T14">The </text:span><text:span text:style-name="Source_20_Text"><text:span text:style-name="T10">route.snapshot</text:span></text:span><text:span text:style-name="T14"> is a static image of the route information shortly after the component was created.</text:span></text:p>
        </text:list-item>
      </text:list>
      <text:p text:style-name="P2"><text:span text:style-name="T14">The </text:span><text:span text:style-name="Source_20_Text"><text:span text:style-name="T10">paramMap</text:span></text:span><text:span text:style-name="T14"> is a dictionary of route parameter values extracted from the URL. The </text:span><text:span text:style-name="Source_20_Text"><text:span text:style-name="T10">"id"</text:span></text:span><text:span text:style-name="T14"> key returns the </text:span><text:span text:style-name="Source_20_Text"><text:span text:style-name="T10">id</text:span></text:span><text:span text:style-name="T14"> of the hero to fetch.</text:span></text:p>
      <text:p text:style-name="P2"><text:span text:style-name="T14">Route parameters are always strings. The JavaScript (+) operator converts the string to a number, which is what a hero </text:span><text:span text:style-name="Source_20_Text"><text:span text:style-name="T10">id</text:span></text:span><text:span text:style-name="T14"> should be.</text:span></text:p>
      <text:p text:style-name="P2"><text:span text:style-name="T14">The browser refreshes and the app crashes with a compiler error. </text:span><text:span text:style-name="Source_20_Text"><text:span text:style-name="T10">HeroService</text:span></text:span><text:span text:style-name="T14"> doesn't have a </text:span><text:span text:style-name="Source_20_Text"><text:span text:style-name="T10">getHero()</text:span></text:span><text:span text:style-name="T14"> method. Add it now.</text:span></text:p>
      <text:p text:style-name="P41"/>
      <text:p text:style-name="P41">Angular demo:</text:p>
      <text:list xml:id="list7286262779865069945" text:style-name="L17">
        <text:list-item>
          <text:p text:style-name="P43">npm install</text:p>
        </text:list-item>
        <text:list-item>
          <text:p text:style-name="P43">nmp install @angular/core @angular/common</text:p>
        </text:list-item>
        <text:list-item>
          <text:p text:style-name="P43">nmp install @angular/compiler</text:p>
        </text:list-item>
        <text:list-item>
          <text:p text:style-name="P43">npm install @angular/platform-browser</text:p>
        </text:list-item>
        <text:list-item>
          <text:p text:style-name="P43"><text:soft-page-break/>npm install @angular/cli</text:p>
        </text:list-item>
        <text:list-item>
          <text:p text:style-name="P43">npm install –save-dev @angular-devkit/build-angular</text:p>
        </text:list-item>
        <text:list-item>
          <text:p text:style-name="P43">change typescript verison to 4.0</text:p>
        </text:list-item>
        <text:list-item>
          <text:p text:style-name="P43">nmp install @angular/compiler-cli</text:p>
        </text:list-item>
        <text:list-item>
          <text:p text:style-name="P43">npm install rxjs</text:p>
        </text:list-item>
        <text:list-item>
          <text:p text:style-name="P43">npm install zone?</text:p>
        </text:list-item>
      </text:list>
      <text:p text:style-name="P41"/>
      <text:list xml:id="list3393776131001223285" text:style-name="L18">
        <text:list-item>
          <text:p text:style-name="P44">Angular.json file, </text:p>
        </text:list-item>
        <text:list-item>
          <text:p text:style-name="P44">$schema:</text:p>
        </text:list-item>
        <text:list-item>
          <text:p text:style-name="P44">version</text:p>
        </text:list-item>
        <text:list-item>
          <text:p text:style-name="P44">project, app, projectype,root, sourceroot, architect,build,builder,options,outoutpath,index,main,polyfill,tsconfig,aot</text:p>
        </text:list-item>
        <text:list-item>
          <text:p text:style-name="P44">defaultproject,cml</text:p>
        </text:list-item>
        <text:list-item>
          <text:p text:style-name="P44">use angualar to insert a script, not prefill</text:p>
        </text:list-item>
        <text:list-item>
          <text:p text:style-name="P44">import platformbrowser, </text:p>
        </text:list-item>
        <text:list-item>
          <text:p text:style-name="P44">in tsconfig,json, modulesresolution on</text:p>
        </text:list-item>
        <text:list-item>
          <text:p text:style-name="P44">platformbrowser.bootstrapmodule</text:p>
        </text:list-item>
        <text:list-item>
          <text:p text:style-name="P44">a new module for angular files, doesnt need to have content </text:p>
        </text:list-item>
        <text:list-item>
          <text:p text:style-name="P44">class AppModule</text:p>
        </text:list-item>
        <text:list-item>
          <text:p text:style-name="P44">decorator@NgModule, like an attribute on class</text:p>
        </text:list-item>
        <text:list-item>
          <text:p text:style-name="P44">difference bet Ngmodules and java modeuels</text:p>
        </text:list-item>
        <text:list-item>
          <text:p text:style-name="P44">create a component, </text:p>
        </text:list-item>
        <text:list-item>
          <text:p text:style-name="P44">selector to be connected to a page</text:p>
        </text:list-item>
        <text:list-item>
          <text:p text:style-name="P44">template: razon syntax</text:p>
        </text:list-item>
        <text:list-item>
          <text:p text:style-name="P44">export components </text:p>
        </text:list-item>
        <text:list-item>
          <text:p text:style-name="P44">root module, root component, </text:p>
        </text:list-item>
        <text:list-item>
          <text:p text:style-name="P44">polyfill</text:p>
        </text:list-item>
        <text:list-item>
          <text:p text:style-name="P44">no more getelementbyId, use binding </text:p>
        </text:list-item>
        <text:list-item>
          <text:p text:style-name="P44">in main.catch(console.error)</text:p>
        </text:list-item>
        <text:list-item>
          <text:p text:style-name="P44">in app.module, declare and import moduels</text:p>
        </text:list-item>
        <text:list-item>
          <text:p text:style-name="P44">[src] property binding</text:p>
        </text:list-item>
        <text:list-item>
          <text:p text:style-name="P44">{{card}} interpolation</text:p>
        </text:list-item>
      </text:list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Droid Sans Mono" svg:font-family="'Droid Sans Mono', monospace"/>
    <style:font-face style:name="OpenSymbol" svg:font-family="OpenSymbol"/>
    <style:font-face style:name="Roboto" svg:font-family="Roboto, 'Helvetica Neue Light', 'Helvetica Neue', Helvetica, Arial, 'Lucida Grande'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微软雅黑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新宋体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宋体" style:font-size-asian="18pt" style:font-weight-asian="bold" style:font-name-complex="Lucida Sans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宋体" style:font-size-asian="12pt" style:font-weight-asian="bold" style:font-name-complex="Lucida Sans" style:font-size-complex="12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新宋体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1-18T06:31:29.52</meta:creation-date>
    <dc:date>2020-12-16T23:15:33.14</dc:date>
    <meta:editing-duration>P4DT19H33M9S</meta:editing-duration>
    <meta:editing-cycles>59</meta:editing-cycles>
    <meta:generator>OpenOffice/4.1.3$Win32 OpenOffice.org_project/413m1$Build-9783</meta:generator>
    <meta:document-statistic meta:table-count="0" meta:image-count="0" meta:object-count="0" meta:page-count="13" meta:paragraph-count="309" meta:word-count="2583" meta:character-count="16457"/>
  </office:meta>
</office:document-meta>
</file>